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fill="solid" draw:fill-color="#ffd320" draw:textarea-horizontal-align="justify" draw:textarea-vertical-align="middle" draw:auto-grow-height="false" fo:min-height="6.15cm" fo:min-width="47.8cm"/>
    </style:style>
    <style:style style:name="gr2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="solid" draw:fill-color="#b3b3b3" draw:textarea-horizontal-align="right" draw:textarea-vertical-align="middle" draw:auto-grow-height="false" fo:min-height="0.748cm" fo:min-width="17.798cm" fo:padding-top="0.426cm" fo:padding-bottom="0.426cm" fo:padding-left="0.551cm" fo:padding-right="0.551cm"/>
    </style:style>
    <style:style style:name="gr3" style:family="graphic" style:parent-style-name="standard">
      <style:graphic-properties draw:fill-color="#9966cc" draw:textarea-horizontal-align="justify" draw:textarea-vertical-align="middle" draw:auto-grow-height="false" fo:min-height="1.35cm" fo:min-width="18.3cm"/>
    </style:style>
    <style:style style:name="gr4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="solid" draw:fill-color="#666666" draw:textarea-horizontal-align="right" draw:textarea-vertical-align="middle" draw:auto-grow-height="false" fo:min-height="0.348cm" fo:min-width="16.898cm" fo:padding-top="0.426cm" fo:padding-bottom="0.426cm" fo:padding-left="0.551cm" fo:padding-right="0.551cm"/>
    </style:style>
    <style:style style:name="gr5" style:family="graphic" style:parent-style-name="objectwithoutfill">
      <style:graphic-properties draw:stroke="dash" draw:stroke-dash="_33__20_Dashes_20_3_20_Dots_20__28_var_29_" svg:stroke-width="0.106cm" svg:stroke-color="#0000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fill-color="#9966cc" draw:textarea-horizontal-align="justify" draw:textarea-vertical-align="middle" draw:auto-grow-height="false" fo:min-height="0.75cm" fo:min-width="16.3cm"/>
    </style:style>
    <style:style style:name="gr7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="solid" draw:fill-color="#666666" draw:textarea-horizontal-align="right" draw:textarea-vertical-align="middle" draw:auto-grow-height="false" fo:min-height="0cm" fo:min-width="14.898cm" fo:padding-top="0.426cm" fo:padding-bottom="0.426cm" fo:padding-left="0.551cm" fo:padding-right="0.551cm"/>
    </style:style>
    <style:style style:name="gr8" style:family="graphic" style:parent-style-name="objectwithoutfill">
      <style:graphic-properties svg:stroke-width="0.2cm" svg:stroke-color="#eb613d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00ff00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2cm" svg:stroke-color="#0000ff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svg:stroke-color="#008000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3cm" svg:stroke-color="#663300" draw:marker-start-width="0.9cm" draw:marker-end-width="0.9cm" svg:stroke-linecap="round" draw:fill="none" draw:textarea-vertical-align="middle" fo:padding-top="0.275cm" fo:padding-bottom="0.275cm" fo:padding-left="0.4cm" fo:padding-right="0.4cm"/>
    </style:style>
    <style:style style:name="gr13" style:family="graphic" style:parent-style-name="standard">
      <style:graphic-properties draw:fill="solid" draw:fill-color="#ffd320" draw:textarea-horizontal-align="justify" draw:textarea-vertical-align="middle" draw:auto-grow-height="false" fo:min-height="6.15cm" fo:min-width="17.5cm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 fo:min-height="5.35cm" fo:min-width="15.5cm"/>
    </style:style>
    <style:style style:name="gr15" style:family="graphic" style:parent-style-name="standard">
      <style:graphic-properties draw:fill="solid" draw:fill-color="#666666" draw:textarea-horizontal-align="justify" draw:textarea-vertical-align="middle" draw:auto-grow-height="false" fo:min-height="1.95cm" fo:min-width="14.7cm"/>
    </style:style>
    <style:style style:name="gr16" style:family="graphic" style:parent-style-name="standard">
      <style:graphic-properties draw:fill="solid" draw:fill-color="#ffd320" draw:textarea-horizontal-align="justify" draw:textarea-vertical-align="middle" draw:auto-grow-height="false" fo:min-height="2.35cm" fo:min-width="14.7cm"/>
    </style:style>
    <style:style style:name="gr17" style:family="graphic" style:parent-style-name="standard">
      <style:graphic-properties draw:fill="solid" draw:fill-color="#2e3436" draw:textarea-horizontal-align="justify" draw:textarea-vertical-align="middle" draw:auto-grow-height="false" fo:min-height="0.15cm" fo:min-width="4.3cm"/>
    </style:style>
    <style:style style:name="gr18" style:family="graphic" style:parent-style-name="standard">
      <style:graphic-properties svg:stroke-width="0.2cm" svg:stroke-color="#333333" draw:marker-start-width="0.8cm" draw:marker-end-width="0.8cm" draw:fill="solid" draw:fill-color="#0099ff" draw:textarea-horizontal-align="justify" draw:textarea-vertical-align="middle" draw:auto-grow-height="false" fo:min-height="3.068cm" fo:min-width="2.818cm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3465a4" draw:fill="solid" draw:fill-color="#0099ff" draw:textarea-horizontal-align="justify" draw:textarea-vertical-align="middle" draw:auto-grow-height="false" fo:min-height="2.75cm" fo:min-width="0cm"/>
    </style:style>
    <style:style style:name="gr20" style:family="graphic" style:parent-style-name="standard">
      <style:graphic-properties draw:stroke="none" svg:stroke-color="#3465a4" draw:fill="solid" draw:fill-color="#4c4c4c" draw:textarea-horizontal-align="justify" draw:textarea-vertical-align="middle" draw:auto-grow-height="false" fo:min-height="2.75cm" fo:min-width="0cm"/>
    </style:style>
    <style:style style:name="gr21" style:family="graphic" style:parent-style-name="standard">
      <style:graphic-properties draw:stroke="none" draw:fill="none" fo:min-height="1.667cm"/>
    </style:style>
    <style:style style:name="gr22" style:family="graphic" style:parent-style-name="standard">
      <style:graphic-properties draw:stroke="none" svg:stroke-color="#3465a4" draw:fill="solid" draw:fill-color="#0099ff" draw:textarea-horizontal-align="justify" draw:textarea-vertical-align="middle" draw:auto-grow-height="false" fo:min-height="0.034cm" fo:min-width="0cm"/>
    </style:style>
    <style:style style:name="gr23" style:family="graphic" style:parent-style-name="standard">
      <style:graphic-properties draw:stroke="none" svg:stroke-color="#3465a4" draw:fill="solid" draw:fill-color="#4c4c4c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3465a4" draw:fill="solid" draw:fill-color="#0099ff" draw:textarea-horizontal-align="justify" draw:textarea-vertical-align="middle" draw:auto-grow-height="false" fo:min-height="0.15cm" fo:min-width="0cm"/>
    </style:style>
    <style:style style:name="gr25" style:family="graphic" style:parent-style-name="standard">
      <style:graphic-properties draw:stroke="none" svg:stroke-color="#3465a4" draw:fill="solid" draw:fill-color="#4c4c4c" draw:textarea-horizontal-align="justify" draw:textarea-vertical-align="middle" draw:auto-grow-height="false" fo:min-height="0.15cm" fo:min-width="0cm"/>
    </style:style>
    <style:style style:name="gr26" style:family="graphic" style:parent-style-name="standard">
      <style:graphic-properties draw:stroke="none" svg:stroke-color="#3465a4" draw:fill="solid" draw:fill-color="#0099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8" style:family="graphic" style:parent-style-name="standard">
      <style:graphic-properties draw:stroke="none" svg:stroke-color="#3465a4" draw:fill="solid" draw:fill-color="#0099ff" draw:textarea-horizontal-align="justify" draw:textarea-vertical-align="middle" draw:auto-grow-height="false" fo:min-height="4.55cm" fo:min-width="0cm"/>
    </style:style>
    <style:style style:name="gr29" style:family="graphic" style:parent-style-name="standard">
      <style:graphic-properties draw:stroke="none" svg:stroke-color="#3465a4" draw:fill="solid" draw:fill-color="#4c4c4c" draw:textarea-horizontal-align="justify" draw:textarea-vertical-align="middle" draw:auto-grow-height="false" fo:min-height="4.55cm" fo:min-width="0cm"/>
    </style:style>
    <style:style style:name="gr30" style:family="graphic" style:parent-style-name="standard">
      <style:graphic-properties draw:stroke="solid" svg:stroke-color="#3465a4" draw:fill="none" draw:fill-color="#0099ff" draw:textarea-horizontal-align="justify" draw:textarea-vertical-align="middle" draw:auto-grow-height="false" fo:min-height="4.55cm" fo:min-width="0cm"/>
    </style:style>
    <style:style style:name="gr31" style:family="graphic" style:parent-style-name="standard">
      <style:graphic-properties draw:stroke="solid" svg:stroke-color="#3465a4" draw:fill="none" draw:fill-color="#4c4c4c" draw:textarea-horizontal-align="justify" draw:textarea-vertical-align="middle" draw:auto-grow-height="false" fo:min-height="4.55cm" fo:min-width="0cm"/>
    </style:style>
    <style:style style:name="gr32" style:family="graphic" style:parent-style-name="standard">
      <style:graphic-properties draw:stroke="solid" svg:stroke-color="#3465a4" draw:fill="none" draw:fill-color="#0099ff" draw:textarea-horizontal-align="justify" draw:textarea-vertical-align="middle" draw:auto-grow-height="false" fo:min-height="4.548cm" fo:min-width="0cm"/>
    </style:style>
    <style:style style:name="gr33" style:family="graphic" style:parent-style-name="standard">
      <style:graphic-properties draw:stroke="solid" svg:stroke-color="#3465a4" draw:fill="none" draw:fill-color="#4c4c4c" draw:textarea-horizontal-align="justify" draw:textarea-vertical-align="middle" draw:auto-grow-height="false" fo:min-height="4.548cm" fo:min-width="0cm"/>
    </style:style>
    <style:style style:name="gr34" style:family="graphic" style:parent-style-name="standard">
      <style:graphic-properties draw:fill="none" draw:opacity="100%" draw:fill-image-width="0cm" draw:fill-image-height="0cm" draw:textarea-horizontal-align="justify" draw:textarea-vertical-align="middle" draw:auto-grow-height="false" fo:min-height="0.75cm" fo:min-width="0.5cm" draw:shadow-opacity="100%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0.217cm"/>
    </style:style>
    <style:style style:name="gr36" style:family="graphic" style:parent-style-name="standard">
      <style:graphic-properties draw:stroke="none" svg:stroke-color="#000000" draw:fill="none" draw:fill-color="#ffffff" draw:opacity="100%" draw:fill-image-width="0cm" draw:fill-image-height="0cm" fo:min-height="0.807cm" draw:shadow-opacity="10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38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75cm" fo:min-width="47.8cm"/>
    </style:style>
    <style:style style:name="gr39" style:family="graphic" style:parent-style-name="measure">
      <style:graphic-properties draw:stroke-linejoin="bevel" draw:textarea-vertical-align="middle" draw:line-distance="0.3cm"/>
    </style:style>
    <style:style style:name="gr40" style:family="graphic" style:parent-style-name="measure" style:list-style-name="L1">
      <style:graphic-properties draw:textarea-vertical-align="middle" draw:line-distance="1cm" draw:placing="below"/>
    </style:style>
    <style:style style:name="gr41" style:family="graphic" style:parent-style-name="measure" style:list-style-name="L1">
      <style:graphic-properties draw:textarea-vertical-align="middle" draw:line-distance="2.1cm" draw:placing="above"/>
    </style:style>
    <style:style style:name="gr42" style:family="graphic" style:parent-style-name="measure" style:list-style-name="L1">
      <style:graphic-properties draw:textarea-vertical-align="middle" draw:line-distance="0.3cm" draw:placing="above"/>
    </style:style>
    <style:style style:name="gr43" style:family="graphic" style:parent-style-name="standard">
      <style:graphic-properties draw:stroke="none" draw:fill="none" draw:opacity="100%" draw:fill-image-width="0cm" draw:fill-image-height="0cm" fo:min-height="3.556cm" draw:shadow-opacity="100%"/>
    </style:style>
    <style:style style:name="gr44" style:family="graphic" style:parent-style-name="measure">
      <style:graphic-properties draw:stroke-linejoin="bevel" draw:textarea-vertical-align="middle" draw:line-distance="0.4cm" draw:placing="above"/>
    </style:style>
    <style:style style:name="gr4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6" style:family="graphic" style:parent-style-name="measure">
      <style:graphic-properties draw:stroke-linejoin="bevel" draw:textarea-vertical-align="middle" draw:line-distance="0.4cm" draw:placing="below"/>
    </style:style>
    <style:style style:name="gr47" style:family="graphic" style:parent-style-name="measure">
      <style:graphic-properties draw:stroke-linejoin="bevel" draw:textarea-vertical-align="middle" draw:line-distance="0.3cm" draw:placing="below"/>
    </style:style>
    <style:style style:name="gr48" style:family="graphic" style:parent-style-name="measure" style:list-style-name="L1">
      <style:graphic-properties draw:textarea-vertical-align="middle" draw:line-distance="2.7cm" draw:placing="below"/>
    </style:style>
    <style:style style:name="gr49" style:family="graphic" style:parent-style-name="measure" style:list-style-name="L1">
      <style:graphic-properties draw:textarea-vertical-align="middle" draw:line-distance="0.6cm" draw:placing="above"/>
    </style:style>
    <style:style style:name="gr50" style:family="graphic" style:parent-style-name="measure" style:list-style-name="L1">
      <style:graphic-properties draw:textarea-vertical-align="middle" draw:line-distance="0.6cm" draw:placing="above"/>
    </style:style>
    <style:style style:name="gr51" style:family="graphic" style:parent-style-name="measure" style:list-style-name="L1">
      <style:graphic-properties draw:textarea-vertical-align="middle" draw:line-distance="0.6cm" draw:placing="below"/>
    </style:style>
    <style:style style:name="gr52" style:family="graphic" style:parent-style-name="measure">
      <style:graphic-properties draw:stroke-linejoin="bevel" draw:textarea-vertical-align="middle" draw:line-distance="1.1cm"/>
    </style:style>
    <style:style style:name="gr53" style:family="graphic" style:parent-style-name="measure">
      <style:graphic-properties draw:stroke-linejoin="bevel" draw:textarea-vertical-align="middle" draw:line-distance="1.6cm"/>
    </style:style>
    <style:style style:name="gr54" style:family="graphic" style:parent-style-name="measure">
      <style:graphic-properties draw:textarea-vertical-align="middle" draw:line-distance="0.9cm"/>
    </style:style>
    <style:style style:name="gr55" style:family="graphic" style:parent-style-name="measure" style:list-style-name="L1">
      <style:graphic-properties draw:textarea-vertical-align="middle" draw:line-distance="0.6cm" draw:placing="below"/>
    </style:style>
    <style:style style:name="gr56" style:family="graphic" style:parent-style-name="standard">
      <style:graphic-properties draw:fill-color="#9966cc" draw:textarea-horizontal-align="justify" draw:textarea-vertical-align="middle" draw:auto-grow-height="false" fo:min-height="5.35cm" fo:min-width="10.3cm"/>
    </style:style>
    <style:style style:name="gr57" style:family="graphic" style:parent-style-name="standard">
      <style:graphic-properties draw:fill="solid" draw:fill-color="#ffd320" draw:textarea-horizontal-align="justify" draw:textarea-vertical-align="middle" draw:auto-grow-height="false" fo:min-height="1.35cm" fo:min-width="9.5cm"/>
    </style:style>
    <style:style style:name="gr58" style:family="graphic" style:parent-style-name="standard">
      <style:graphic-properties draw:fill="solid" draw:fill-color="#666666" draw:textarea-horizontal-align="justify" draw:textarea-vertical-align="middle" draw:auto-grow-height="false" fo:min-height="2.95cm" fo:min-width="9.5cm"/>
    </style:style>
    <style:style style:name="gr59" style:family="graphic" style:parent-style-name="standard">
      <style:graphic-properties svg:stroke-width="0.2cm" svg:stroke-color="#333333" draw:marker-start-width="0.8cm" draw:marker-end-width="0.8cm" draw:fill="solid" draw:fill-color="#0099ff" draw:textarea-horizontal-align="justify" draw:textarea-vertical-align="middle" draw:auto-grow-height="false" fo:min-height="3.25cm" fo:min-width="7.02cm" fo:padding-top="0.225cm" fo:padding-bottom="0.225cm" fo:padding-left="0.35cm" fo:padding-right="0.35cm"/>
    </style:style>
    <style:style style:name="gr60" style:family="graphic" style:parent-style-name="standard">
      <style:graphic-properties draw:stroke="none" svg:stroke-color="#3465a4" draw:fill="solid" draw:fill-color="#0099ff" draw:textarea-horizontal-align="justify" draw:textarea-vertical-align="middle" draw:auto-grow-height="false" fo:min-height="0.35cm" fo:min-width="0cm"/>
    </style:style>
    <style:style style:name="gr61" style:family="graphic" style:parent-style-name="standard">
      <style:graphic-properties draw:stroke="none" svg:stroke-color="#3465a4" draw:fill="solid" draw:fill-color="#4c4c4c" draw:textarea-horizontal-align="justify" draw:textarea-vertical-align="middle" draw:auto-grow-height="false" fo:min-height="0.35cm" fo:min-width="0cm"/>
    </style:style>
    <style:style style:name="gr62" style:family="graphic" style:parent-style-name="standard">
      <style:graphic-properties draw:stroke="none" svg:stroke-color="#3465a4" draw:fill="solid" draw:fill-color="#0099ff" draw:textarea-horizontal-align="justify" draw:textarea-vertical-align="middle" draw:auto-grow-height="false" fo:min-height="1.35cm" fo:min-width="0cm"/>
    </style:style>
    <style:style style:name="gr63" style:family="graphic" style:parent-style-name="standard">
      <style:graphic-properties draw:stroke="none" svg:stroke-color="#3465a4" draw:fill="solid" draw:fill-color="#4c4c4c" draw:textarea-horizontal-align="justify" draw:textarea-vertical-align="middle" draw:auto-grow-height="false" fo:min-height="1.35cm" fo:min-width="0cm"/>
    </style:style>
    <style:style style:name="gr64" style:family="graphic" style:parent-style-name="standard">
      <style:graphic-properties draw:stroke="none" svg:stroke-color="#3465a4" draw:fill="solid" draw:fill-color="#0099ff" draw:textarea-horizontal-align="justify" draw:textarea-vertical-align="middle" draw:auto-grow-height="false" fo:min-height="1.45cm" fo:min-width="0cm"/>
    </style:style>
    <style:style style:name="gr65" style:family="graphic" style:parent-style-name="standard">
      <style:graphic-properties draw:stroke="none" svg:stroke-color="#3465a4" draw:fill="solid" draw:fill-color="#4c4c4c" draw:textarea-horizontal-align="justify" draw:textarea-vertical-align="middle" draw:auto-grow-height="false" fo:min-height="1.45cm" fo:min-width="0cm"/>
    </style:style>
    <style:style style:name="gr66" style:family="graphic" style:parent-style-name="standard">
      <style:graphic-properties draw:stroke="none" svg:stroke-color="#3465a4" draw:fill="solid" draw:fill-color="#0099ff" draw:textarea-horizontal-align="justify" draw:textarea-vertical-align="middle" draw:auto-grow-height="false" fo:min-height="4.888cm" fo:min-width="0cm"/>
    </style:style>
    <style:style style:name="gr67" style:family="graphic" style:parent-style-name="standard">
      <style:graphic-properties draw:stroke="none" svg:stroke-color="#3465a4" draw:fill="solid" draw:fill-color="#4c4c4c" draw:textarea-horizontal-align="justify" draw:textarea-vertical-align="middle" draw:auto-grow-height="false" fo:min-height="4.888cm" fo:min-width="0cm"/>
    </style:style>
    <style:style style:name="gr68" style:family="graphic" style:parent-style-name="standard">
      <style:graphic-properties draw:fill-color="#9966cc" draw:textarea-horizontal-align="justify" draw:textarea-vertical-align="middle" draw:auto-grow-height="false" fo:min-height="1.75cm" fo:min-width="0cm"/>
    </style:style>
    <style:style style:name="gr69" style:family="graphic" style:parent-style-name="standard">
      <style:graphic-properties draw:fill-color="#9966cc" draw:textarea-horizontal-align="justify" draw:textarea-vertical-align="middle" draw:auto-grow-height="false" fo:min-height="0.15cm" fo:min-width="0.4cm"/>
    </style:style>
    <style:style style:name="gr70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="solid" draw:fill-color="#b3b3b3" draw:textarea-horizontal-align="right" draw:textarea-vertical-align="middle" draw:auto-grow-height="false" fo:min-height="0.748cm" fo:min-width="27.398cm" fo:padding-top="0.426cm" fo:padding-bottom="0.426cm" fo:padding-left="0.551cm" fo:padding-right="0.551cm"/>
    </style:style>
    <style:style style:name="gr71" style:family="graphic" style:parent-style-name="standard">
      <style:graphic-properties draw:fill-color="#9966cc" draw:textarea-horizontal-align="justify" draw:textarea-vertical-align="middle" draw:auto-grow-height="false" fo:min-height="1.35cm" fo:min-width="27.9cm"/>
    </style:style>
    <style:style style:name="gr72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="solid" draw:fill-color="#666666" draw:textarea-horizontal-align="right" draw:textarea-vertical-align="middle" draw:auto-grow-height="false" fo:min-height="0cm" fo:min-width="26.498cm" fo:padding-top="0.426cm" fo:padding-bottom="0.426cm" fo:padding-left="0.551cm" fo:padding-right="0.551cm"/>
    </style:style>
    <style:style style:name="gr73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="solid" draw:fill-color="#666666" draw:textarea-horizontal-align="right" draw:textarea-vertical-align="middle" draw:auto-grow-height="false" fo:min-height="0.148cm" fo:min-width="26.498cm" fo:padding-top="0.426cm" fo:padding-bottom="0.426cm" fo:padding-left="0.551cm" fo:padding-right="0.551cm"/>
    </style:style>
    <style:style style:name="gr74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7.1cm"/>
    </style:style>
    <style:style style:name="gr75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="solid" draw:fill-color="#666666" draw:textarea-horizontal-align="right" draw:textarea-vertical-align="middle" draw:auto-grow-height="false" fo:min-height="0cm" fo:min-width="6.298cm" fo:padding-top="0.426cm" fo:padding-bottom="0.426cm" fo:padding-left="0.551cm" fo:padding-right="0.551cm"/>
    </style:style>
    <style:style style:name="gr76" style:family="graphic" style:parent-style-name="standard">
      <style:graphic-properties draw:fill-color="#9966cc" draw:textarea-horizontal-align="justify" draw:textarea-vertical-align="middle" draw:auto-grow-height="false" fo:min-height="0.75cm" fo:min-width="25.9cm"/>
    </style:style>
    <style:style style:name="gr77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="solid" draw:fill-color="#666666" draw:textarea-horizontal-align="right" draw:textarea-vertical-align="middle" draw:auto-grow-height="false" fo:min-height="0cm" fo:min-width="24.498cm" fo:padding-top="0.426cm" fo:padding-bottom="0.426cm" fo:padding-left="0.551cm" fo:padding-right="0.551cm"/>
    </style:style>
    <style:style style:name="gr78" style:family="graphic" style:parent-style-name="standard">
      <style:graphic-properties draw:stroke="solid" draw:stroke-dash="Ultrafine_20_Dashed" svg:stroke-width="0.3cm" svg:stroke-color="#b84700" draw:marker-start-width="0.84cm" draw:marker-end-width="0.84cm" draw:textarea-vertical-align="top" fo:padding-top="0cm" fo:padding-bottom="0cm" fo:padding-left="0cm" fo:padding-right="0cm"/>
    </style:style>
    <style:style style:name="gr79" style:family="graphic" style:parent-style-name="objectwithoutfill">
      <style:graphic-properties svg:stroke-width="0.3cm" svg:stroke-color="#b84700" draw:marker-start-width="1.1cm" draw:marker-end-width="1.1cm" svg:stroke-linecap="round" draw:fill="none" draw:textarea-vertical-align="middle" fo:padding-top="0.275cm" fo:padding-bottom="0.275cm" fo:padding-left="0.4cm" fo:padding-right="0.4cm"/>
    </style:style>
    <style:style style:name="gr80" style:family="graphic" style:parent-style-name="standard">
      <style:graphic-properties draw:stroke="solid" draw:stroke-dash="Ultrafine_20_Dashed" svg:stroke-width="0.2cm" svg:stroke-color="#000000" draw:marker-start-width="0.54cm" draw:marker-end-width="0.54cm" draw:textarea-vertical-align="top" fo:padding-top="0cm" fo:padding-bottom="0cm" fo:padding-left="0cm" fo:padding-right="0cm"/>
    </style:style>
    <style:style style:name="gr81" style:family="graphic" style:parent-style-name="standard">
      <style:graphic-properties draw:stroke="solid" draw:stroke-dash="Ultrafine_20_Dashed" svg:stroke-width="0.2cm" svg:stroke-color="#000000" draw:marker-start-width="0.54cm" draw:marker-end-width="0.54cm" draw:textarea-horizontal-align="left" draw:textarea-vertical-align="top" fo:padding-top="0.225cm" fo:padding-bottom="0.225cm" fo:padding-left="0.35cm" fo:padding-right="0.35cm"/>
    </style:style>
    <style:style style:name="gr82" style:family="graphic" style:parent-style-name="standard">
      <style:graphic-properties draw:stroke="none" draw:fill="none" draw:textarea-horizontal-align="left" fo:min-height="0.713cm"/>
    </style:style>
    <style:style style:name="gr83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left" draw:textarea-vertical-align="top" draw:auto-grow-height="false" fo:min-height="0.248cm" fo:min-width="0cm" fo:padding-top="0.276cm" fo:padding-bottom="0.276cm" fo:padding-left="0.401cm" fo:padding-right="0.401cm"/>
    </style:style>
    <style:style style:name="gr84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="solid" draw:fill-color="#666666" draw:textarea-horizontal-align="left" draw:textarea-vertical-align="top" draw:auto-grow-height="false" fo:min-height="0.246cm" fo:min-width="0cm" fo:padding-top="0.276cm" fo:padding-bottom="0.276cm" fo:padding-left="0.401cm" fo:padding-right="0.401cm"/>
    </style:style>
    <style:style style:name="gr85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="solid" draw:fill-color="#9966cc" draw:textarea-horizontal-align="left" draw:textarea-vertical-align="top" draw:auto-grow-height="false" fo:min-height="0.246cm" fo:min-width="0cm" fo:padding-top="0.276cm" fo:padding-bottom="0.276cm" fo:padding-left="0.401cm" fo:padding-right="0.40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85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81cm"/>
    </style:style>
    <style:style style:name="gr89" style:family="graphic" style:parent-style-name="objectwithoutfill">
      <style:graphic-properties svg:stroke-width="0.05cm" svg:stroke-color="#eb613d" draw:marker-start-width="0.35cm" draw:marker-end-width="0.35cm" svg:stroke-linecap="round" draw:fill="none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draw:stroke="solid" draw:stroke-dash="Ultrafine_20_Dashed" svg:stroke-width="0.02cm" svg:stroke-color="#000000" draw:marker-start-width="0cm" draw:marker-end-width="0cm" draw:textarea-vertical-align="middle" fo:padding-top="0.135cm" fo:padding-bottom="0.135cm" fo:padding-left="0.26cm" fo:padding-right="0.26cm"/>
    </style:style>
    <style:style style:name="gr91" style:family="graphic" style:parent-style-name="objectwithoutfill">
      <style:graphic-properties svg:stroke-width="0.02cm" svg:stroke-color="#000000" draw:marker-start-width="0cm" draw:marker-end="Circle" draw:marker-end-width="0.1cm" draw:fill="none" draw:textarea-vertical-align="middle" fo:padding-top="0.135cm" fo:padding-bottom="0.135cm" fo:padding-left="0.26cm" fo:padding-right="0.26cm"/>
    </style:style>
    <style:style style:name="gr92" style:family="graphic" style:parent-style-name="objectwithoutfill">
      <style:graphic-properties svg:stroke-width="0.02cm" svg:stroke-color="#000000" draw:marker-start-width="0cm" draw:marker-end-width="0cm" draw:fill="none" draw:textarea-vertical-align="middle" fo:padding-top="0.135cm" fo:padding-bottom="0.135cm" fo:padding-left="0.26cm" fo:padding-right="0.2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94" style:family="graphic" style:parent-style-name="objectwithoutfill">
      <style:graphic-properties svg:stroke-width="0.1cm" svg:stroke-color="#33a3a3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95" style:family="graphic" style:parent-style-name="objectwithoutfill">
      <style:graphic-properties svg:stroke-width="0.1cm" svg:stroke-color="#ff0000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96" style:family="graphic" style:parent-style-name="objectwithoutfill">
      <style:graphic-properties svg:stroke-width="0.1cm" svg:stroke-color="#0000ff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97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0cm" fo:min-width="0cm" fo:padding-top="0.5cm" fo:padding-bottom="0cm" fo:padding-left="0.5cm" fo:padding-right="0.5cm"/>
    </style:style>
    <style:style style:name="gr98" style:family="graphic" style:parent-style-name="standard">
      <style:graphic-properties draw:stroke="dash" draw:stroke-dash="Ultrafine_20_Dashed" svg:stroke-width="0.1cm" svg:stroke-color="#b3b3b3" draw:marker-start-width="0.3cm" draw:marker-end-width="0.3cm" draw:stroke-linejoin="bevel" draw:fill="solid" draw:fill-color="#729fcf" draw:textarea-horizontal-align="left" draw:textarea-vertical-align="middle" draw:auto-grow-height="false" fo:min-height="0cm" fo:min-width="0cm" fo:padding-top="0.5cm" fo:padding-bottom="0cm" fo:padding-left="0.5cm" fo:padding-right="0.5cm"/>
    </style:style>
    <style:style style:name="gr99" style:family="graphic" style:parent-style-name="standard">
      <style:graphic-properties svg:stroke-width="0.1cm" svg:stroke-color="#666666" draw:marker-start-width="0.3cm" draw:marker-end-width="0.3cm" draw:stroke-linejoin="bevel" draw:fill="solid" draw:fill-color="#ffffff" draw:textarea-horizontal-align="left" draw:textarea-vertical-align="middle" draw:auto-grow-height="false" fo:min-height="0cm" fo:min-width="0.192cm" fo:padding-top="0.179cm" fo:padding-bottom="0.179cm" fo:padding-left="0.304cm" fo:padding-right="0.304cm"/>
    </style:style>
    <style:style style:name="gr100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5cm" fo:min-width="35.5cm"/>
    </style:style>
    <style:style style:name="gr101" style:family="graphic" style:parent-style-name="objectwithoutfill">
      <style:graphic-properties svg:stroke-width="0.1cm" svg:stroke-color="#00ff00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0cm"/>
    </style:style>
    <style:style style:name="gr103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="solid" draw:fill-color="#b3b3b3" draw:textarea-horizontal-align="right" draw:textarea-vertical-align="middle" draw:auto-grow-height="false" fo:min-height="27.648cm" fo:min-width="17.798cm" fo:padding-top="0.426cm" fo:padding-bottom="0.426cm" fo:padding-left="0.551cm" fo:padding-right="0.551cm"/>
    </style:style>
    <style:style style:name="gr104" style:family="graphic" style:parent-style-name="standard">
      <style:graphic-properties draw:fill-color="#9966cc" draw:textarea-horizontal-align="justify" draw:textarea-vertical-align="middle" draw:auto-grow-height="false" fo:min-height="18.55cm" fo:min-width="27.9cm"/>
    </style:style>
    <style:style style:name="gr105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="solid" draw:fill-color="#666666" draw:textarea-horizontal-align="right" draw:textarea-vertical-align="middle" draw:auto-grow-height="false" fo:min-height="17.148cm" fo:min-width="26.498cm" fo:padding-top="0.426cm" fo:padding-bottom="0.426cm" fo:padding-left="0.551cm" fo:padding-right="0.551cm"/>
    </style:style>
    <style:style style:name="gr106" style:family="graphic" style:parent-style-name="standard">
      <style:graphic-properties draw:stroke="solid" draw:stroke-dash="Ultrafine_20_Dashed" svg:stroke-width="0.2cm" svg:stroke-color="#000000" draw:marker-start-width="0.54cm" draw:marker-end-width="0.54cm" draw:textarea-vertical-align="middle" fo:padding-top="0.225cm" fo:padding-bottom="0.225cm" fo:padding-left="0.35cm" fo:padding-right="0.35cm"/>
    </style:style>
    <style:style style:name="gr107" style:family="graphic" style:parent-style-name="standard">
      <style:graphic-properties draw:stroke="solid" draw:stroke-dash="Ultrafine_20_Dashed" svg:stroke-width="0.2cm" svg:stroke-color="#eb613d" draw:marker-start-width="0.54cm" draw:marker-end-width="0.54cm" draw:textarea-vertical-align="middle" fo:padding-top="0.225cm" fo:padding-bottom="0.225cm" fo:padding-left="0.35cm" fo:padding-right="0.35cm"/>
    </style:style>
    <style:style style:name="gr108" style:family="graphic" style:parent-style-name="standard">
      <style:graphic-properties draw:fill-color="#9966cc" draw:textarea-horizontal-align="justify" draw:textarea-vertical-align="middle" draw:auto-grow-height="false" fo:min-height="18.55cm" fo:min-width="0cm"/>
    </style:style>
    <style:style style:name="gr109" style:family="graphic" style:parent-style-name="standard">
      <style:graphic-properties draw:stroke="solid" draw:stroke-dash="Ultrafine_20_Dashed" svg:stroke-width="0.1cm" svg:stroke-color="#00ff00" draw:marker-start-width="0.24cm" draw:marker-end-width="0.24cm" svg:stroke-linecap="round" draw:textarea-vertical-align="middle" fo:padding-top="0.175cm" fo:padding-bottom="0.175cm" fo:padding-left="0.3cm" fo:padding-right="0.3cm"/>
    </style:style>
    <style:style style:name="gr110" style:family="graphic" style:parent-style-name="measure" style:list-style-name="L1">
      <style:graphic-properties draw:textarea-vertical-align="middle" draw:line-distance="1.001cm" draw:placing="below"/>
    </style:style>
    <style:style style:name="gr111" style:family="graphic" style:parent-style-name="measure" style:list-style-name="L1">
      <style:graphic-properties draw:textarea-vertical-align="middle" draw:line-distance="0.6cm" draw:placing="below"/>
    </style:style>
    <style:style style:name="gr112" style:family="graphic" style:parent-style-name="measure" style:list-style-name="L1">
      <style:graphic-properties draw:textarea-vertical-align="middle" draw:line-distance="0.5cm" draw:placing="above"/>
    </style:style>
    <style:style style:name="gr113" style:family="graphic" style:parent-style-name="measure">
      <style:graphic-properties draw:stroke-linejoin="bevel" draw:textarea-vertical-align="middle" draw:line-distance="1.4cm"/>
    </style:style>
    <style:style style:name="gr114" style:family="graphic" style:parent-style-name="measure">
      <style:graphic-properties draw:stroke-linejoin="bevel" draw:textarea-vertical-align="middle" draw:line-distance="1.4cm" draw:placing="below"/>
    </style:style>
    <style:style style:name="gr115" style:family="graphic" style:parent-style-name="measure">
      <style:graphic-properties draw:stroke-linejoin="bevel" draw:textarea-vertical-align="middle" draw:line-distance="2.4cm" draw:placing="above"/>
    </style:style>
    <style:style style:name="gr116" style:family="graphic" style:parent-style-name="measure">
      <style:graphic-properties draw:stroke-linejoin="bevel" draw:textarea-vertical-align="middle" draw:line-distance="2cm" draw:placing="below"/>
    </style:style>
    <style:style style:name="gr117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8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75cm" fo:min-width="35.5cm"/>
    </style:style>
    <style:style style:name="gr119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="solid" draw:fill-color="#999999" draw:textarea-horizontal-align="right" draw:textarea-vertical-align="middle" draw:auto-grow-height="false" fo:min-height="15.148cm" fo:min-width="5.698cm" fo:padding-top="0.426cm" fo:padding-bottom="0.426cm" fo:padding-left="0.551cm" fo:padding-right="0.551cm"/>
    </style:style>
    <style:style style:name="gr120" style:family="graphic" style:parent-style-name="standard">
      <style:graphic-properties svg:stroke-width="0.15cm" svg:stroke-color="#666666" draw:marker-start-width="0.491cm" draw:marker-end-width="0.491cm" draw:stroke-linejoin="miter" draw:fill-color="#b3b3b3" draw:textarea-horizontal-align="justify" draw:textarea-vertical-align="middle" draw:auto-grow-height="false" fo:min-height="0.6cm" fo:min-width="0.95cm" fo:padding-top="0.2cm" fo:padding-bottom="0.2cm" fo:padding-left="0.325cm" fo:padding-right="0.325cm"/>
    </style:style>
    <style:style style:name="gr121" style:family="graphic" style:parent-style-name="standard">
      <style:graphic-properties svg:stroke-width="0.05cm" svg:stroke-color="#999999" draw:marker-start-width="0.35cm" draw:marker-end-width="0.35cm" draw:fill="solid" draw:fill-color="#ffffff" draw:textarea-horizontal-align="justify" draw:textarea-vertical-align="middle" draw:auto-grow-height="false" fo:min-height="5.233cm" fo:min-width="4.983cm" fo:padding-top="0.15cm" fo:padding-bottom="0.15cm" fo:padding-left="0.275cm" fo:padding-right="0.275cm"/>
    </style:style>
    <style:style style:name="gr122" style:family="graphic" style:parent-style-name="standard">
      <style:graphic-properties svg:stroke-width="0.05cm" svg:stroke-color="#ffffff" draw:marker-start-width="0.35cm" draw:marker-end-width="0.35cm" draw:fill="solid" draw:fill-color="#ffffff" draw:textarea-horizontal-align="justify" draw:textarea-vertical-align="middle" draw:auto-grow-height="false" fo:min-height="0.412cm" fo:min-width="5.15cm" fo:padding-top="0.15cm" fo:padding-bottom="0.15cm" fo:padding-left="0.275cm" fo:padding-right="0.275cm"/>
    </style:style>
    <style:style style:name="gr123" style:family="graphic" style:parent-style-name="standard">
      <style:graphic-properties draw:fill-color="#808080" draw:textarea-horizontal-align="justify" draw:textarea-vertical-align="middle" draw:auto-grow-height="false" fo:min-height="0.95cm" fo:min-width="0.7cm"/>
    </style:style>
    <style:style style:name="gr124" style:family="graphic" style:parent-style-name="standard">
      <style:graphic-properties draw:fill="solid" draw:fill-color="#999999" draw:textarea-horizontal-align="justify" draw:textarea-vertical-align="middle" draw:auto-grow-height="false" fo:min-height="1.15cm" fo:min-width="0.9cm"/>
    </style:style>
    <style:style style:name="gr125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0.644cm" fo:min-width="0.994cm" fo:padding-top="0.178cm" fo:padding-bottom="0.178cm" fo:padding-left="0.303cm" fo:padding-right="0.303cm"/>
    </style:style>
    <style:style style:name="gr126" style:family="graphic" style:parent-style-name="objectwithoutfill">
      <style:graphic-properties svg:stroke-width="0.201cm" svg:stroke-color="#ffffff" draw:marker-start-width="0.503cm" draw:marker-end-width="0.503cm" svg:stroke-opacity="50%" draw:stroke-linejoin="miter" svg:stroke-linecap="round" draw:fill="none" draw:textarea-vertical-align="middle" fo:padding-top="0.227cm" fo:padding-bottom="0.227cm" fo:padding-left="0.352cm" fo:padding-right="0.352cm"/>
    </style:style>
    <style:style style:name="gr127" style:family="graphic" style:parent-style-name="objectwithoutfill">
      <style:graphic-properties svg:stroke-width="0.1cm" svg:stroke-color="#ffffff" draw:marker-start-width="0.201cm" draw:marker-end-width="0.201cm" svg:stroke-opacity="50%" draw:stroke-linejoin="miter" svg:stroke-linecap="round" draw:fill="none" draw:textarea-vertical-align="middle" fo:padding-top="0.177cm" fo:padding-bottom="0.177cm" fo:padding-left="0.302cm" fo:padding-right="0.302cm"/>
    </style:style>
    <style:style style:name="gr128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0.244cm" fo:min-width="0.019cm" fo:padding-top="0.178cm" fo:padding-bottom="0.178cm" fo:padding-left="0.303cm" fo:padding-right="0.303cm"/>
    </style:style>
    <style:style style:name="gr129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0.244cm" fo:min-width="0cm" fo:padding-top="0.178cm" fo:padding-bottom="0.178cm" fo:padding-left="0.303cm" fo:padding-right="0.303cm"/>
    </style:style>
    <style:style style:name="gr130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3.844cm" fo:min-width="0cm" fo:padding-top="0.178cm" fo:padding-bottom="0.178cm" fo:padding-left="0.303cm" fo:padding-right="0.303cm"/>
    </style:style>
    <style:style style:name="gr131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0.644cm" fo:min-width="0cm" fo:padding-top="0.178cm" fo:padding-bottom="0.178cm" fo:padding-left="0.303cm" fo:padding-right="0.303cm"/>
    </style:style>
    <style:style style:name="gr132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0.844cm" fo:min-width="0cm" fo:padding-top="0.178cm" fo:padding-bottom="0.178cm" fo:padding-left="0.303cm" fo:padding-right="0.303cm"/>
    </style:style>
    <style:style style:name="gr133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1.35cm" fo:min-width="0cm" fo:padding-top="0.178cm" fo:padding-bottom="0.178cm" fo:padding-left="0.303cm" fo:padding-right="0.303cm"/>
    </style:style>
    <style:style style:name="gr134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2.974cm" fo:min-width="0cm" fo:padding-top="0.178cm" fo:padding-bottom="0.178cm" fo:padding-left="0.303cm" fo:padding-right="0.303cm"/>
    </style:style>
    <style:style style:name="gr135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0cm" fo:min-width="1.794cm" fo:padding-top="0.178cm" fo:padding-bottom="0.178cm" fo:padding-left="0.303cm" fo:padding-right="0.303cm"/>
    </style:style>
    <style:style style:name="gr136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4.028cm" fo:min-width="0cm" fo:padding-top="0.178cm" fo:padding-bottom="0.178cm" fo:padding-left="0.303cm" fo:padding-right="0.303cm"/>
    </style:style>
    <style:style style:name="gr137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2.372cm" fo:min-width="0cm" fo:padding-top="0.178cm" fo:padding-bottom="0.178cm" fo:padding-left="0.303cm" fo:padding-right="0.303cm"/>
    </style:style>
    <style:style style:name="gr138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0.776cm" fo:min-width="0cm" fo:padding-top="0.178cm" fo:padding-bottom="0.178cm" fo:padding-left="0.303cm" fo:padding-right="0.303cm"/>
    </style:style>
    <style:style style:name="gr139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2.844cm" fo:min-width="0cm" fo:padding-top="0.178cm" fo:padding-bottom="0.178cm" fo:padding-left="0.303cm" fo:padding-right="0.303cm"/>
    </style:style>
    <style:style style:name="gr140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4.644cm" fo:min-width="0cm" fo:padding-top="0.178cm" fo:padding-bottom="0.178cm" fo:padding-left="0.303cm" fo:padding-right="0.303cm"/>
    </style:style>
    <style:style style:name="gr141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1.444cm" fo:min-width="0cm" fo:padding-top="0.178cm" fo:padding-bottom="0.178cm" fo:padding-left="0.303cm" fo:padding-right="0.303cm"/>
    </style:style>
    <style:style style:name="gr142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7.464cm" fo:min-width="0cm" fo:padding-top="0.178cm" fo:padding-bottom="0.178cm" fo:padding-left="0.303cm" fo:padding-right="0.303cm"/>
    </style:style>
    <style:style style:name="gr143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0cm" fo:min-width="3.594cm" fo:padding-top="0.178cm" fo:padding-bottom="0.178cm" fo:padding-left="0.303cm" fo:padding-right="0.303cm"/>
    </style:style>
    <style:style style:name="gr144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0.397cm" fo:min-width="0cm" fo:padding-top="0.178cm" fo:padding-bottom="0.178cm" fo:padding-left="0.303cm" fo:padding-right="0.303cm"/>
    </style:style>
    <style:style style:name="gr145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1.644cm" fo:min-width="0cm" fo:padding-top="0.178cm" fo:padding-bottom="0.178cm" fo:padding-left="0.303cm" fo:padding-right="0.303cm"/>
    </style:style>
    <style:style style:name="gr146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47" style:family="graphic" style:parent-style-name="objectwithoutfill">
      <style:graphic-properties svg:stroke-width="0.25cm" svg:stroke-color="#ffffff" draw:marker-start-width="0.651cm" draw:marker-end-width="0.651cm" svg:stroke-opacity="50%" draw:stroke-linejoin="miter" svg:stroke-linecap="round" draw:fill="none" draw:textarea-vertical-align="middle" fo:padding-top="0.252cm" fo:padding-bottom="0.252cm" fo:padding-left="0.377cm" fo:padding-right="0.377cm"/>
    </style:style>
    <style:style style:name="gr148" style:family="graphic" style:parent-style-name="standard">
      <style:graphic-properties svg:stroke-width="0.106cm" svg:stroke-color="#ffffff" draw:marker-start-width="0.359cm" draw:marker-end-width="0.359cm" svg:stroke-opacity="50%" draw:stroke-linejoin="miter" draw:fill="none" draw:fill-color="#b3b3b3" draw:textarea-horizontal-align="justify" draw:textarea-vertical-align="middle" draw:auto-grow-height="false" fo:min-height="1.844cm" fo:min-width="0cm" fo:padding-top="0.178cm" fo:padding-bottom="0.178cm" fo:padding-left="0.303cm" fo:padding-right="0.303cm"/>
    </style:style>
    <style:style style:name="gr149" style:family="graphic" style:parent-style-name="standard">
      <style:graphic-properties draw:stroke="solid" draw:stroke-dash="Ultrafine_20_Dashed" svg:stroke-width="0.2cm" svg:stroke-color="#000000" draw:marker-start-width="0.54cm" draw:marker-end-width="0.54cm" svg:stroke-linecap="round" draw:textarea-vertical-align="middle" fo:padding-top="0.225cm" fo:padding-bottom="0.225cm" fo:padding-left="0.35cm" fo:padding-right="0.35cm"/>
    </style:style>
    <style:style style:name="gr150" style:family="graphic" style:parent-style-name="objectwithoutfill">
      <style:graphic-properties svg:stroke-width="0.2cm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151" style:family="graphic" style:parent-style-name="measure" style:list-style-name="L1">
      <style:graphic-properties draw:textarea-vertical-align="middle" draw:line-distance="1.001cm" draw:placing="below"/>
    </style:style>
    <style:style style:name="gr152" style:family="graphic" style:parent-style-name="measure" style:list-style-name="L1">
      <style:graphic-properties draw:textarea-vertical-align="middle" draw:line-distance="0.6cm" draw:placing="below"/>
    </style:style>
    <style:style style:name="gr153" style:family="graphic" style:parent-style-name="measure" style:list-style-name="L1">
      <style:graphic-properties draw:textarea-vertical-align="middle" draw:line-distance="0.5cm" draw:placing="above"/>
    </style:style>
    <style:style style:name="gr154" style:family="graphic" style:parent-style-name="measure" style:list-style-name="L1">
      <style:graphic-properties draw:textarea-vertical-align="middle" draw:line-distance="0.5cm" draw:placing="above"/>
    </style:style>
    <style:style style:name="gr155" style:family="graphic" style:parent-style-name="measure" style:list-style-name="L1">
      <style:graphic-properties draw:textarea-vertical-align="middle" draw:line-distance="0.5cm" draw:placing="above"/>
    </style:style>
    <style:style style:name="gr156" style:family="graphic" style:parent-style-name="measure" style:list-style-name="L1">
      <style:graphic-properties draw:textarea-vertical-align="middle" draw:line-distance="0.5cm" draw:placing="above"/>
    </style:style>
    <style:style style:name="gr157" style:family="graphic" style:parent-style-name="measure" style:list-style-name="L1">
      <style:graphic-properties draw:textarea-vertical-align="middle" draw:line-distance="0.5cm" draw:placing="above"/>
    </style:style>
    <style:style style:name="gr158" style:family="graphic" style:parent-style-name="measure" style:list-style-name="L1">
      <style:graphic-properties draw:textarea-vertical-align="middle" draw:line-distance="0.5cm" draw:start-guide="0.036cm" draw:placing="above"/>
    </style:style>
    <style:style style:name="P1" style:family="paragraph">
      <loext:graphic-properties draw:fill="solid" draw:fill-color="#ffd320"/>
      <style:paragraph-properties fo:text-align="center"/>
    </style:style>
    <style:style style:name="P2" style:family="paragraph">
      <loext:graphic-properties draw:fill="solid" draw:fill-color="#b3b3b3"/>
      <style:paragraph-properties fo:text-align="center"/>
      <style:text-properties fo:font-size="12pt" fo:language="nl" fo:country="NL" style:font-size-asian="18pt" style:font-size-complex="18pt"/>
    </style:style>
    <style:style style:name="P3" style:family="paragraph">
      <loext:graphic-properties draw:fill-color="#9966cc"/>
      <style:paragraph-properties fo:text-align="center"/>
    </style:style>
    <style:style style:name="P4" style:family="paragraph">
      <loext:graphic-properties draw:fill="solid" draw:fill-color="#666666"/>
      <style:paragraph-properties fo:text-align="center"/>
      <style:text-properties fo:font-size="24pt" fo:language="nl" fo:country="N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666666"/>
      <style:paragraph-properties fo:text-align="center"/>
    </style:style>
    <style:style style:name="P7" style:family="paragraph">
      <loext:graphic-properties draw:fill="solid" draw:fill-color="#2e3436"/>
      <style:paragraph-properties fo:text-align="center"/>
    </style:style>
    <style:style style:name="P8" style:family="paragraph">
      <loext:graphic-properties draw:fill="solid" draw:fill-color="#0099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0099ff"/>
      <style:paragraph-properties fo:text-align="center"/>
    </style:style>
    <style:style style:name="P10" style:family="paragraph">
      <loext:graphic-properties draw:fill="solid" draw:fill-color="#4c4c4c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0099ff"/>
      <style:paragraph-properties fo:text-align="center"/>
    </style:style>
    <style:style style:name="P15" style:family="paragraph">
      <loext:graphic-properties draw:fill="none" draw:fill-color="#4c4c4c"/>
      <style:paragraph-properties fo:text-align="center"/>
    </style:style>
    <style:style style:name="P16" style:family="paragraph">
      <loext:graphic-properties draw:fill="none" draw:opacity="100%" draw:fill-image-width="0cm" draw:fill-image-height="0cm"/>
      <style:paragraph-properties fo:text-align="center"/>
      <style:text-properties style:font-name="Courier New" fo:font-size="13.8999996185303pt" fo:language="nl" fo:country="NL" style:font-size-asian="18pt" style:font-size-complex="18pt" style:font-weight-complex="normal"/>
    </style:style>
    <style:style style:name="P17" style:family="paragraph">
      <loext:graphic-properties draw:fill="none" draw:fill-color="#ffffff" draw:opacity="100%" draw:fill-image-width="0cm" draw:fill-image-height="0cm"/>
      <style:text-properties fo:font-size="17.8999996185303pt" fo:language="nl" fo:country="NL" style:font-size-asian="18pt" style:font-size-complex="18pt" style:font-weight-complex="normal"/>
    </style:style>
    <style:style style:name="P18" style:family="paragraph">
      <loext:graphic-properties draw:fill="none" draw:fill-color="#cccccc"/>
      <style:paragraph-properties fo:text-align="center"/>
      <style:text-properties fo:language="nl" fo:country="NL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language="nl" fo:country="NL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opacity="100%" draw:fill-image-width="0cm" draw:fill-image-height="0cm"/>
      <style:text-properties style:text-outline="true" fo:font-size="17.8999996185303pt" fo:language="nl" fo:country="NL" style:font-size-asian="18pt" style:font-size-complex="18pt" style:font-weight-complex="normal"/>
    </style:style>
    <style:style style:name="P22" style:family="paragraph">
      <loext:graphic-properties draw:fill-color="#729fcf"/>
      <style:paragraph-properties fo:text-align="center"/>
      <style:text-properties fo:font-size="14pt" fo:language="nl" fo:country="NL" style:font-size-asian="18pt" style:font-size-complex="18pt" style:font-weight-complex="normal"/>
    </style:style>
    <style:style style:name="P23" style:family="paragraph">
      <loext:graphic-properties draw:fill="solid" draw:fill-color="#666666"/>
      <style:paragraph-properties fo:text-align="center"/>
      <style:text-properties fo:font-size="14pt" fo:language="nl" fo:country="NL" style:font-size-asian="18pt" style:font-size-complex="18pt" style:font-weight-complex="normal"/>
    </style:style>
    <style:style style:name="P24" style:family="paragraph">
      <loext:graphic-properties draw:fill="solid" draw:fill-color="#9966cc"/>
      <style:paragraph-properties fo:text-align="center"/>
      <style:text-properties fo:font-size="14pt" fo:language="nl" fo:country="NL" style:font-size-asian="18pt" style:font-size-complex="18pt" style:font-weight-complex="normal"/>
    </style:style>
    <style:style style:name="P25" style:family="paragraph">
      <loext:graphic-properties draw:fill="none" draw:fill-color="#ffffff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solid" draw:fill-color="#729fcf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28" style:family="paragraph">
      <loext:graphic-properties draw:fill="solid" draw:fill-color="#ffffff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29" style:family="paragraph">
      <loext:graphic-properties draw:fill="solid" draw:fill-color="#999999"/>
      <style:paragraph-properties fo:text-align="center"/>
      <style:text-properties fo:font-size="24pt" fo:language="nl" fo:country="NL"/>
    </style:style>
    <style:style style:name="P30" style:family="paragraph">
      <loext:graphic-properties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loext:graphic-properties draw:fill-color="#808080"/>
      <style:paragraph-properties fo:text-align="center"/>
      <style:text-properties fo:font-size="10pt" style:font-size-asian="10pt" style:font-size-complex="10pt" style:font-weight-complex="normal"/>
    </style:style>
    <style:style style:name="P33" style:family="paragraph">
      <loext:graphic-properties draw:fill="solid" draw:fill-color="#999999"/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="none"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35" style:family="paragraph">
      <loext:graphic-properties draw:fill="none"/>
      <style:paragraph-properties fo:text-align="center"/>
      <style:text-properties fo:language="nl" fo:country="NL"/>
    </style:style>
    <style:style style:name="T1" style:family="text">
      <style:text-properties fo:font-size="14pt"/>
    </style:style>
    <style:style style:name="T2" style:family="text">
      <style:text-properties style:font-name="Courier New" fo:font-size="14pt" fo:language="nl" fo:country="NL" style:font-size-asian="18pt" style:font-size-complex="18pt" style:font-weight-complex="normal"/>
    </style:style>
    <style:style style:name="T3" style:family="text">
      <style:text-properties fo:font-size="18pt" fo:language="nl" fo:country="NL" style:font-size-asian="18pt" style:font-size-complex="18pt"/>
    </style:style>
    <style:style style:name="T4" style:family="text">
      <style:text-properties fo:language="nl" fo:country="N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true" fo:font-size="18pt" fo:language="nl" fo:country="NL" style:font-size-asian="18pt" style:font-size-complex="18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nl" fo:country="NL" style:font-size-asian="18pt" style:font-size-complex="18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2pt" fo:language="nl" fo:country="NL" style:font-size-asian="18pt" style:font-size-complex="18pt" style:font-weight-complex="normal"/>
    </style:style>
    <style:style style:name="T11" style:family="text">
      <style:text-properties fo:font-size="14pt" fo:language="nl" fo:country="NL" style:font-size-asian="14pt" style:font-size-complex="14pt"/>
    </style:style>
    <style:style style:name="T12" style:family="text">
      <style:text-properties fo:font-size="10pt" style:font-size-asian="10pt" style:font-size-complex="10pt" style:font-weight-complex="normal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8.3cm" svg:height="6.4cm" svg:x="0.5cm" svg:y="1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2" draw:text-style-name="P2" draw:layer="layout" svg:width="18.9cm" svg:height="1.6cm" svg:x="5.25cm" svg:y="6.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3" draw:layer="layout" svg:width="18.8cm" svg:height="1.6cm" svg:x="5.3cm" svg:y="6.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4" draw:text-style-name="P4" draw:layer="layout" svg:width="18cm" svg:height="1.2cm" svg:x="5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line draw:style-name="gr5" draw:text-style-name="P5" draw:layer="layout" svg:x1="6.4cm" svg:y1="6.7cm" svg:x2="23cm" svg:y2="6.7cm">
              <text:p/>
            </draw:line>
          </draw:g>
          <draw:custom-shape draw:style-name="gr6" draw:text-style-name="P3" draw:layer="layout" svg:width="16.8cm" svg:height="1cm" svg:x="6.3cm" svg:y="6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7" draw:text-style-name="P4" draw:layer="layout" svg:width="16cm" svg:height="0.6cm" svg:x="6.7cm" svg:y="7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line draw:style-name="gr5" draw:text-style-name="P5" draw:layer="layout" svg:x1="7.322cm" svg:y1="7.4cm" svg:x2="22.078cm" svg:y2="7.4cm">
              <text:p/>
            </draw:line>
          </draw:g>
        </draw:g>
        <draw:g>
          <draw:line draw:style-name="gr8" draw:text-style-name="P5" draw:layer="layout" svg:x1="6.9cm" svg:y1="7.4cm" svg:x2="6.9cm" svg:y2="7.6cm">
            <text:p/>
          </draw:line>
          <draw:line draw:style-name="gr9" draw:text-style-name="P5" draw:layer="layout" svg:x1="7.1cm" svg:y1="7.4cm" svg:x2="7.1cm" svg:y2="7.6cm">
            <text:p/>
          </draw:line>
          <draw:line draw:style-name="gr10" draw:text-style-name="P5" draw:layer="layout" svg:x1="6.9cm" svg:y1="7cm" svg:x2="6.9cm" svg:y2="7.2cm">
            <text:p/>
          </draw:line>
          <draw:line draw:style-name="gr11" draw:text-style-name="P5" draw:layer="layout" svg:x1="7.1cm" svg:y1="7cm" svg:x2="7.1cm" svg:y2="7.2cm">
            <text:p/>
          </draw:line>
          <draw:line draw:style-name="gr12" draw:text-style-name="P5" draw:layer="layout" svg:x1="10.3cm" svg:y1="7.2cm" svg:x2="10.3cm" svg:y2="7cm">
            <text:p/>
          </draw:line>
        </draw:g>
        <draw:g>
          <draw:custom-shape draw:style-name="gr13" draw:text-style-name="P1" draw:layer="layout" svg:width="18cm" svg:height="6.4cm" svg:x="5.7cm" svg:y="9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3" draw:layer="layout" svg:width="16cm" svg:height="5.6cm" svg:x="6.7cm" svg:y="9.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6" draw:layer="layout" svg:width="15.2cm" svg:height="2.2cm" svg:x="7.1cm" svg:y="12.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5.2cm" svg:height="2.6cm" svg:x="7.1cm" svg:y="10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7" draw:text-style-name="P7" draw:layer="layout" svg:width="4.8cm" svg:height="0.4cm" svg:x="17.3cm" svg:y="12.50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8" draw:text-style-name="P8" draw:layer="layout" svg:width="4.6cm" svg:height="4.6cm" svg:x="17.4cm" svg:y="10.401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1973.00613496933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custom-shape draw:style-name="gr19" draw:text-style-name="P9" draw:layer="layout" svg:width="0.2cm" svg:height="3cm" svg:x="20.201cm" svg:y="10.901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0" draw:layer="layout" svg:width="0.15cm" svg:height="3cm" svg:x="20.226cm" svg:y="10.901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21" draw:text-style-name="P12" draw:layer="layout" svg:width="4.38cm" svg:height="1.917cm" svg:x="17.5cm" svg:y="11.601cm">
              <draw:text-box>
                <text:p text:style-name="P11"><text:span text:style-name="T1">w</text:span><text:span text:style-name="T1">at</text:span><text:span text:style-name="T1">e</text:span><text:span text:style-name="T1">rk</text:span><text:span text:style-name="T1">el</text:span><text:span text:style-name="T1">d</text:span><text:span text:style-name="T1">er</text:span><text:span text:style-name="T1">,</text:span></text:p>
                <text:p text:style-name="P11"><text:span text:style-name="T1">4</text:span><text:span text:style-name="T1">8</text:span><text:span text:style-name="T1">0</text:span><text:span text:style-name="T1">0</text:span><text:span text:style-name="T1">×</text:span><text:span text:style-name="T1">2</text:span><text:span text:style-name="T1">4</text:span><text:span text:style-name="T1">0</text:span><text:span text:style-name="T1">0</text:span><text:span text:style-name="T1">×</text:span><text:span text:style-name="T1">2</text:span><text:span text:style-name="T1">4</text:span><text:span text:style-name="T1">0</text:span><text:span text:style-name="T1">0</text:span></text:p>
                <text:p text:style-name="P11"><text:span text:style-name="T1">N</text:span><text:span text:style-name="T1">et</text:span><text:span text:style-name="T1">to </text:span><text:span text:style-name="T1">in</text:span><text:span text:style-name="T1">h. </text:span><text:span text:style-name="T1">1</text:span><text:span text:style-name="T1">8</text:span><text:span text:style-name="T1">m</text:span><text:span text:style-name="T1">³</text:span></text:p>
              </draw:text-box>
            </draw:frame>
            <draw:g>
              <draw:custom-shape draw:style-name="gr22" draw:text-style-name="P9" draw:layer="layout" svg:width="0.4cm" svg:height="0.4cm" svg:x="19.501cm" svg:y="10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0" draw:layer="layout" svg:width="0.32cm" svg:height="0.32cm" svg:x="19.541cm" svg:y="10.5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4" draw:text-style-name="P9" draw:layer="layout" svg:width="0.2cm" svg:height="0.4cm" svg:x="19.601cm" svg:y="10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10" draw:layer="layout" svg:width="0.15cm" svg:height="0.4cm" svg:x="19.626cm" svg:y="10.70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6" draw:text-style-name="P9" draw:layer="layout" svg:width="0.201cm" svg:height="0.201cm" svg:x="20.201cm" svg:y="10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0" draw:layer="layout" svg:width="0.161cm" svg:height="0.161cm" svg:x="20.221cm" svg:y="10.8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7" draw:text-style-name="P7" draw:layer="layout" svg:width="4.8cm" svg:height="0.4cm" svg:x="7.5cm" svg:y="12.5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8" draw:text-style-name="P8" draw:layer="layout" svg:width="4.6cm" svg:height="4.6cm" svg:x="7.6cm" svg:y="10.4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1973.00613496933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custom-shape draw:style-name="gr19" draw:text-style-name="P9" draw:layer="layout" svg:width="0.2cm" svg:height="3cm" svg:x="10.401cm" svg:y="10.9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0" draw:layer="layout" svg:width="0.15cm" svg:height="3cm" svg:x="10.426cm" svg:y="10.9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21" draw:text-style-name="P12" draw:layer="layout" svg:width="4.38cm" svg:height="1.917cm" svg:x="7.7cm" svg:y="11.6cm">
              <draw:text-box>
                <text:p text:style-name="P11"><text:span text:style-name="T1">w</text:span><text:span text:style-name="T1">at</text:span><text:span text:style-name="T1">e</text:span><text:span text:style-name="T1">rk</text:span><text:span text:style-name="T1">el</text:span><text:span text:style-name="T1">d</text:span><text:span text:style-name="T1">er</text:span><text:span text:style-name="T1">,</text:span></text:p>
                <text:p text:style-name="P11"><text:span text:style-name="T1">4</text:span><text:span text:style-name="T1">8</text:span><text:span text:style-name="T1">0</text:span><text:span text:style-name="T1">0</text:span><text:span text:style-name="T1">×</text:span><text:span text:style-name="T1">2</text:span><text:span text:style-name="T1">4</text:span><text:span text:style-name="T1">0</text:span><text:span text:style-name="T1">0</text:span><text:span text:style-name="T1">×</text:span><text:span text:style-name="T1">2</text:span><text:span text:style-name="T1">4</text:span><text:span text:style-name="T1">0</text:span><text:span text:style-name="T1">0</text:span></text:p>
                <text:p text:style-name="P11"><text:span text:style-name="T1">N</text:span><text:span text:style-name="T1">et</text:span><text:span text:style-name="T1">to </text:span><text:span text:style-name="T1">in</text:span><text:span text:style-name="T1">h. </text:span><text:span text:style-name="T1">1</text:span><text:span text:style-name="T1">8</text:span><text:span text:style-name="T1">m</text:span><text:span text:style-name="T1">³</text:span></text:p>
              </draw:text-box>
            </draw:frame>
            <draw:g>
              <draw:custom-shape draw:style-name="gr22" draw:text-style-name="P9" draw:layer="layout" svg:width="0.4cm" svg:height="0.4cm" svg:x="9.701cm" svg:y="10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0" draw:layer="layout" svg:width="0.32cm" svg:height="0.32cm" svg:x="9.741cm" svg:y="10.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4" draw:text-style-name="P9" draw:layer="layout" svg:width="0.2cm" svg:height="0.4cm" svg:x="9.801cm" svg:y="10.7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10" draw:layer="layout" svg:width="0.15cm" svg:height="0.4cm" svg:x="9.826cm" svg:y="10.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6" draw:text-style-name="P9" draw:layer="layout" svg:width="0.201cm" svg:height="0.201cm" svg:x="10.401cm" svg:y="10.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0" draw:layer="layout" svg:width="0.161cm" svg:height="0.161cm" svg:x="10.421cm" svg:y="10.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7" draw:text-style-name="P13" draw:layer="layout" svg:width="0.502cm" svg:height="1.187cm" svg:x="14cm" svg:y="13cm">
            <draw:text-box>
              <text:p/>
            </draw:text-box>
          </draw:frame>
          <draw:g>
            <draw:custom-shape draw:style-name="gr17" draw:text-style-name="P7" draw:layer="layout" svg:width="4.8cm" svg:height="0.4cm" svg:x="12.4cm" svg:y="12.50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8" draw:text-style-name="P8" draw:layer="layout" svg:width="4.6cm" svg:height="4.6cm" svg:x="12.5cm" svg:y="10.401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1973.00613496933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g>
              <draw:custom-shape draw:style-name="gr19" draw:text-style-name="P9" draw:layer="layout" svg:width="0.2cm" svg:height="3cm" svg:x="14.7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0" draw:layer="layout" svg:width="0.15cm" svg:height="3cm" svg:x="14.725cm" svg:y="10.8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21" draw:text-style-name="P12" draw:layer="layout" svg:width="4.38cm" svg:height="1.917cm" svg:x="12.6cm" svg:y="11.601cm">
              <draw:text-box>
                <text:p text:style-name="P11"><text:span text:style-name="T1">wate</text:span><text:span text:style-name="T1">rkeld</text:span><text:span text:style-name="T1">er,</text:span></text:p>
                <text:p text:style-name="P11"><text:span text:style-name="T1">4800</text:span><text:span text:style-name="T1">×240</text:span><text:span text:style-name="T1">0×24</text:span><text:span text:style-name="T1">00</text:span></text:p>
                <text:p text:style-name="P11"><text:span text:style-name="T1">Netto </text:span><text:span text:style-name="T1">inh. </text:span><text:span text:style-name="T1">18m³</text:span></text:p>
              </draw:text-box>
            </draw:frame>
            <draw:g>
              <draw:custom-shape draw:style-name="gr22" draw:text-style-name="P9" draw:layer="layout" svg:width="0.4cm" svg:height="0.4cm" svg:x="14.601cm" svg:y="10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0" draw:layer="layout" svg:width="0.32cm" svg:height="0.32cm" svg:x="14.641cm" svg:y="10.5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4" draw:text-style-name="P9" draw:layer="layout" svg:width="0.2cm" svg:height="0.4cm" svg:x="15.3cm" svg:y="10.9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10" draw:layer="layout" svg:width="0.15cm" svg:height="0.4cm" svg:x="15.325cm" svg:y="10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6" draw:text-style-name="P9" draw:layer="layout" svg:width="0.201cm" svg:height="0.201cm" svg:x="15.301cm" svg:y="10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0" draw:layer="layout" svg:width="0.161cm" svg:height="0.161cm" svg:x="15.321cm" svg:y="10.8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8" draw:text-style-name="P9" draw:layer="layout" svg:width="0.2cm" svg:height="4.799cm" draw:transform="rotate (1.59488187047242) translate (10.004cm 10.91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9" draw:text-style-name="P10" draw:layer="layout" svg:width="0.15cm" svg:height="4.799cm" draw:transform="rotate (1.59488187047242) translate (10.004cm 10.8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8" draw:text-style-name="P9" draw:layer="layout" svg:width="0.2cm" svg:height="4.8cm" draw:transform="rotate (1.59505640339762) translate (14.801cm 10.9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0" draw:layer="layout" svg:width="0.15cm" svg:height="4.8cm" draw:transform="rotate (1.59505640339762) translate (14.801cm 10.8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4" draw:layer="layout" svg:width="0.2cm" svg:height="4.8cm" draw:transform="rotate (1.63554804204389) translate (10.482cm 11.3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1" draw:text-style-name="P15" draw:layer="layout" svg:width="0.15cm" svg:height="4.8cm" draw:transform="rotate (1.63554804204389) translate (10.511cm 11.2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" draw:text-style-name="P14" draw:layer="layout" svg:width="0.2cm" svg:height="4.8cm" draw:transform="skewX (-0.0294960643587042) rotate (1.58580615836205) translate (15.305cm 11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5" draw:layer="layout" svg:width="0.15cm" svg:height="4.8cm" draw:transform="skewX (-0.0294960643587042) rotate (1.58406082911005) translate (15.305cm 11.2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27" draw:text-style-name="P13" draw:layer="layout" svg:width="0.502cm" svg:height="1.187cm" svg:x="21.4cm" svg:y="10.9cm">
          <draw:text-box>
            <text:p/>
          </draw:text-box>
        </draw:frame>
        <draw:g>
          <draw:custom-shape draw:style-name="gr34" draw:text-style-name="P16" draw:layer="layout" svg:width="2cm" svg:height="1.999cm" svg:x="2.5cm" svg:y="4.468cm">
            <text:p text:style-name="P11"><text:span text:style-name="T2">Z</text:span><text:span text:style-name="T2"><text:line-break/></text:span><text:span text:style-name="T2">O <text:s text:c="2"/>W</text:span></text:p>
            <text:p text:style-name="P11"><text:span text:style-name="T2">N</text:span></text:p>
  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35" draw:text-style-name="P13" draw:layer="layout" svg:width="0.717cm" svg:height="1.703cm" svg:x="17.7cm" svg:y="26.067cm">
            <draw:text-box>
              <text:p/>
            </draw:text-box>
          </draw:frame>
          <draw:frame draw:style-name="gr36" draw:text-style-name="P17" draw:layer="layout" svg:width="20.503cm" svg:height="1.057cm" svg:x="5.697cm" svg:y="2.943cm">
            <draw:text-box>
              <text:p><text:span text:style-name="T3">Doorsnede fundament, warmteopslag buiten fundament</text:span></text:p>
            </draw:text-box>
          </draw:frame>
          <draw:frame draw:style-name="gr37" draw:text-style-name="P13" draw:layer="layout" svg:width="0.502cm" svg:height="1.195cm" svg:x="22.3cm" svg:y="26.5cm">
            <draw:text-box>
              <text:p/>
            </draw:text-box>
          </draw:frame>
          <draw:custom-shape draw:style-name="gr38" draw:text-style-name="P18" draw:layer="layout" svg:width="48.3cm" svg:height="23cm" svg:x="0.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9" draw:text-style-name="P19" draw:layer="layout" svg:x1="4.9cm" svg:y1="7.7cm" svg:x2="4.9cm" svg:y2="6.1cm">
            <text:p text:style-name="P19"><text:span text:style-name="T4"><text:measure text:kind="gap"/></text:span><text:span text:style-name="T4"><text:measure text:kind="value">800</text:measure></text:span><text:span text:style-name="T4"><text:s/></text:span><text:span text:style-name="T4"><text:measure text:kind="unit">mm</text:measure></text:span><text:span text:style-name="T4"><text:measure text:kind="gap"/></text:span></text:p>
          </draw:measure>
          <draw:measure draw:style-name="gr40" draw:text-style-name="P20" draw:layer="layout" svg:x1="24.15cm" svg:y1="5.9cm" svg:x2="5.25cm" svg:y2="5.9cm">
            <text:p text:style-name="P20"><text:span text:style-name="T5"><text:measure text:kind="gap"/></text:span><text:span text:style-name="T5"><text:measure text:kind="value">9.45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41" draw:text-style-name="P20" draw:layer="layout" svg:x1="1cm" svg:y1="18.7cm" svg:x2="28.6cm" svg:y2="18.7cm">
            <text:p text:style-name="P20"><text:span text:style-name="T5"><text:measure text:kind="gap"/></text:span><text:span text:style-name="T5"><text:measure text:kind="value">13.8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42" draw:text-style-name="P20" draw:layer="layout" svg:x1="23.7cm" svg:y1="5.6cm" svg:x2="5.7cm" svg:y2="5.6cm">
            <text:p text:style-name="P20"><text:span text:style-name="T5"><text:measure text:kind="gap"/></text:span><text:span text:style-name="T5"><text:measure text:kind="value">9.0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frame draw:style-name="gr43" draw:text-style-name="P21" draw:layer="layout" svg:width="10.8cm" svg:height="3.806cm" svg:x="5.5cm" svg:y="25.5cm">
            <draw:text-box>
              <text:p><text:span text:style-name="T6"><text:file-name text:display="name">julianapark-k31-fundament-5</text:file-name></text:span><text:span text:style-name="T6"><text:s text:c="2"/></text:span><text:span text:style-name="T6"><text:date style:data-style-name="D4" text:date-value="2019-08-18">18-08-2019</text:date></text:span></text:p>
              <text:p><text:span text:style-name="T6">Arend Freije</text:span></text:p>
              <text:p><text:span text:style-name="T6">afreije@inn.nl</text:span></text:p>
              <text:p><text:span text:style-name="T6">06-14143214</text:span></text:p>
            </draw:text-box>
          </draw:frame>
          <draw:measure draw:style-name="gr44" draw:text-style-name="P19" draw:layer="layout" svg:x1="7.5cm" svg:y1="6.1cm" svg:x2="7.5cm" svg:y2="6.7cm">
            <text:p text:style-name="P19"><text:span text:style-name="T4"><text:measure text:kind="gap"/></text:span><text:span text:style-name="T4"><text:measure text:kind="value">300</text:measure></text:span><text:span text:style-name="T4"><text:s/></text:span><text:span text:style-name="T4"><text:measure text:kind="unit">mm</text:measure></text:span><text:span text:style-name="T4"><text:measure text:kind="gap"/></text:span></text:p>
          </draw:measure>
          <draw:line draw:style-name="gr45" draw:text-style-name="P5" draw:layer="layout" svg:x1="22.5cm" svg:y1="4.5cm" svg:x2="22.5cm" svg:y2="22.5cm">
            <text:p/>
          </draw:line>
          <draw:line draw:style-name="gr45" draw:text-style-name="P5" draw:layer="layout" svg:x1="14.7cm" svg:y1="4.5cm" svg:x2="14.7cm" svg:y2="22.327cm">
            <text:p/>
          </draw:line>
          <draw:measure draw:style-name="gr46" draw:text-style-name="P19" draw:layer="layout" svg:x1="8.9cm" svg:y1="6.7cm" svg:x2="8.9cm" svg:y2="7.1cm">
            <text:p text:style-name="P19"><text:span text:style-name="T4"><text:measure text:kind="gap"/></text:span><text:span text:style-name="T4"><text:measure text:kind="value">200</text:measure></text:span><text:span text:style-name="T4"><text:s/></text:span><text:span text:style-name="T4"><text:measure text:kind="unit">mm</text:measure></text:span><text:span text:style-name="T4"><text:measure text:kind="gap"/></text:span></text:p>
          </draw:measure>
          <draw:measure draw:style-name="gr47" draw:text-style-name="P19" draw:layer="layout" svg:x1="8.8cm" svg:y1="7.7cm" svg:x2="8.8cm" svg:y2="7.1cm">
            <text:p text:style-name="P19"><text:span text:style-name="T4"><text:measure text:kind="gap"/></text:span><text:span text:style-name="T4"><text:measure text:kind="value">300</text:measure></text:span><text:span text:style-name="T4"><text:s/></text:span><text:span text:style-name="T4"><text:measure text:kind="unit">mm</text:measure></text:span><text:span text:style-name="T4"><text:measure text:kind="gap"/></text:span></text:p>
          </draw:measure>
          <draw:measure draw:style-name="gr48" draw:text-style-name="P20" draw:layer="layout" svg:x1="0.55cm" svg:y1="18.4cm" svg:x2="28.95cm" svg:y2="18.4cm">
            <text:p text:style-name="P20"><text:span text:style-name="T5"><text:measure text:kind="gap"/></text:span><text:span text:style-name="T5"><text:measure text:kind="value">14.2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custom-shape draw:style-name="gr34" draw:text-style-name="P16" draw:layer="layout" svg:width="2cm" svg:height="1.999cm" svg:x="2.7cm" svg:y="22.4cm">
            <text:p text:style-name="P11"><text:span text:style-name="T2">O</text:span></text:p>
            <text:p text:style-name="P11"><text:span text:style-name="T2">N </text:span><text:span text:style-name="T2"><text:s text:c="2"/></text:span><text:span text:style-name="T2">Z</text:span></text:p>
            <text:p text:style-name="P11"><text:span text:style-name="T2">W</text:span></text:p>
  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  </draw:custom-shape>
          <draw:measure draw:style-name="gr49" draw:text-style-name="P20" draw:layer="layout" svg:x1="27.9cm" svg:y1="17.8cm" svg:x2="20.3cm" svg:y2="17.8cm">
            <text:p text:style-name="P20"><text:span text:style-name="T5"><text:measure text:kind="gap"/></text:span><text:span text:style-name="T5"><text:measure text:kind="value">3.8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50" draw:text-style-name="P20" draw:layer="layout" svg:x1="19.8cm" svg:y1="17.8cm" svg:x2="1cm" svg:y2="17.8cm">
            <text:p text:style-name="P20"><text:span text:style-name="T5"><text:measure text:kind="gap"/></text:span><text:span text:style-name="T5"><text:measure text:kind="value">9.4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51" draw:text-style-name="P20" draw:layer="layout" svg:x1="28.95cm" svg:y1="18cm" svg:x2="36.8cm" svg:y2="18cm">
            <text:p text:style-name="P20"><text:span text:style-name="T5"><text:measure text:kind="gap"/></text:span><text:span text:style-name="T5"><text:measure text:kind="value">3.925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39" draw:text-style-name="P19" draw:layer="layout" svg:x1="6.8cm" svg:y1="11.899cm" svg:x2="6.8cm" svg:y2="10.299cm">
            <text:p text:style-name="P19"><text:span text:style-name="T4"><text:measure text:kind="gap"/></text:span><text:span text:style-name="T4"><text:measure text:kind="value">800</text:measure></text:span><text:span text:style-name="T4"><text:s/></text:span><text:span text:style-name="T4"><text:measure text:kind="unit">mm</text:measure></text:span><text:span text:style-name="T4"><text:measure text:kind="gap"/></text:span></text:p>
          </draw:measure>
          <draw:measure draw:style-name="gr39" draw:text-style-name="P19" draw:layer="layout" svg:x1="6.8cm" svg:y1="15.1cm" svg:x2="6.8cm" svg:y2="11.9cm">
            <text:p text:style-name="P19"><text:span text:style-name="T4"><text:measure text:kind="gap"/></text:span><text:span text:style-name="T4"><text:measure text:kind="value">1.600</text:measure></text:span><text:span text:style-name="T4"><text:s/></text:span><text:span text:style-name="T4"><text:measure text:kind="unit">mm</text:measure></text:span><text:span text:style-name="T4"><text:measure text:kind="gap"/></text:span></text:p>
          </draw:measure>
          <draw:measure draw:style-name="gr52" draw:text-style-name="P19" draw:layer="layout" svg:x1="6.5cm" svg:y1="10.3cm" svg:x2="6.5cm" svg:y2="9.9cm">
            <text:p text:style-name="P19"><text:span text:style-name="T4"><text:measure text:kind="gap"/></text:span><text:span text:style-name="T4"><text:measure text:kind="value">200</text:measure></text:span><text:span text:style-name="T4"><text:s/></text:span><text:span text:style-name="T4"><text:measure text:kind="unit">mm</text:measure></text:span><text:span text:style-name="T4"><text:measure text:kind="gap"/></text:span></text:p>
          </draw:measure>
          <draw:measure draw:style-name="gr53" draw:text-style-name="P19" draw:layer="layout" svg:x1="6.3cm" svg:y1="9.9cm" svg:x2="6.3cm" svg:y2="9.3cm">
            <text:p text:style-name="P19"><text:span text:style-name="T4"><text:measure text:kind="gap"/></text:span><text:span text:style-name="T4"><text:measure text:kind="value">300</text:measure></text:span><text:span text:style-name="T4"><text:s/></text:span><text:span text:style-name="T4"><text:measure text:kind="unit">mm</text:measure></text:span><text:span text:style-name="T4"><text:measure text:kind="gap"/></text:span></text:p>
          </draw:measure>
          <draw:measure draw:style-name="gr54" draw:text-style-name="P11" draw:layer="layout" svg:x1="2cm" svg:y1="16.9cm" svg:x2="1cm" svg:y2="16.9cm">
            <text:p text:style-name="P11"><text:measure text:kind="gap"/><text:measure text:kind="value">500</text:measure><text:s/><text:measure text:kind="unit">mm</text:measure><text:measure text:kind="gap"/></text:p>
          </draw:measure>
          <draw:measure draw:style-name="gr55" draw:text-style-name="P20" draw:layer="layout" svg:x1="36.8cm" svg:y1="18cm" svg:x2="48.8cm" svg:y2="18cm">
            <text:p text:style-name="P20"><text:span text:style-name="T5"><text:measure text:kind="gap"/></text:span><text:span text:style-name="T5"><text:measure text:kind="value">6.0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</draw:g>
        <draw:g>
          <draw:custom-shape draw:style-name="gr56" draw:text-style-name="P3" draw:layer="layout" svg:width="10.8cm" svg:height="5.6cm" svg:x="37cm" svg:y="19.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7" draw:text-style-name="P1" draw:layer="layout" svg:width="10cm" svg:height="1.6cm" svg:x="37.4cm" svg:y="20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8" draw:text-style-name="P6" draw:layer="layout" svg:width="10cm" svg:height="3.2cm" svg:x="37.4cm" svg:y="21.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27" draw:text-style-name="P13" draw:layer="layout" svg:width="0.502cm" svg:height="1.187cm" svg:x="41.7cm" svg:y="22.7cm">
            <draw:text-box>
              <text:p/>
            </draw:text-box>
          </draw:frame>
          <draw:custom-shape draw:style-name="gr59" draw:text-style-name="P8" draw:layer="layout" svg:width="9.6cm" svg:height="4.6cm" svg:x="37.6cm" svg:y="20.085cm">
            <text:p text:style-name="P11"><text:span text:style-name="T7">waterkelder,</text:span></text:p>
            <text:p text:style-name="P11"><text:span text:style-name="T7">4800×2400×2400</text:span></text:p>
            <text:p text:style-name="P11"><text:span text:style-name="T7">Netto inh. 18m³</text:span></text:p>
            <draw:enhanced-geometry svg:viewBox="0 0 21600 21600" draw:glue-points="10800 0 0 10800 10800 21600 21600 10800" draw:text-areas="?f3 ?f3 ?f4 ?f4" draw:type="hexagon" draw:modifiers="972.82793867121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>
            <draw:g>
              <draw:custom-shape draw:style-name="gr26" draw:text-style-name="P9" draw:layer="layout" svg:width="0.201cm" svg:height="0.201cm" svg:x="38.168cm" svg:y="20.6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0" draw:layer="layout" svg:width="0.161cm" svg:height="0.161cm" svg:x="38.188cm" svg:y="20.62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6" draw:text-style-name="P9" draw:layer="layout" svg:width="0.201cm" svg:height="0.201cm" svg:x="37.769cm" svg:y="20.599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0" draw:layer="layout" svg:width="0.161cm" svg:height="0.161cm" svg:x="37.789cm" svg:y="20.619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4" draw:text-style-name="P9" draw:layer="layout" svg:width="0.2cm" svg:height="0.4cm" draw:transform="rotate (1.5707963267949) translate (37.9cm 20.8cm)">
                <text:p/>
                <draw:enhanced-geometry svg:viewBox="0 0 21600 21600" draw:mirror-horizontal="false" draw:type="rectangle" draw:enhanced-path="M 0 0 L 21600 0 21600 21600 0 21600 0 0 Z N"/>
              </draw:custom-shape>
              <draw:custom-shape draw:style-name="gr25" draw:text-style-name="P10" draw:layer="layout" svg:width="0.15cm" svg:height="0.4cm" draw:transform="rotate (1.5707963267949) translate (37.9cm 20.776cm)">
                <text:p/>
                <draw:enhanced-geometry svg:viewBox="0 0 21600 21600" draw:mirror-horizontal="false" draw:type="rectangle" draw:enhanced-path="M 0 0 L 21600 0 21600 21600 0 21600 0 0 Z N"/>
              </draw:custom-shape>
            </draw:g>
            <draw:g>
              <draw:custom-shape draw:style-name="gr60" draw:text-style-name="P9" draw:layer="layout" svg:width="0.2cm" svg:height="0.6cm" svg:x="38.2cm" svg:y="20.7cm">
                <text:p/>
                <draw:enhanced-geometry svg:viewBox="0 0 21600 21600" draw:mirror-horizontal="false" draw:type="rectangle" draw:enhanced-path="M 0 0 L 21600 0 21600 21600 0 21600 0 0 Z N"/>
              </draw:custom-shape>
              <draw:custom-shape draw:style-name="gr61" draw:text-style-name="P10" draw:layer="layout" svg:width="0.15cm" svg:height="0.6cm" svg:x="38.225cm" svg:y="20.7cm">
                <text:p/>
                <draw:enhanced-geometry svg:viewBox="0 0 21600 21600" draw:mirror-horizontal="false" draw:type="rectangle" draw:enhanced-path="M 0 0 L 21600 0 21600 21600 0 21600 0 0 Z N"/>
              </draw:custom-shape>
            </draw:g>
            <draw:g>
              <draw:custom-shape draw:style-name="gr62" draw:text-style-name="P9" draw:layer="layout" svg:width="0.2cm" svg:height="1.6cm" draw:transform="rotate (1.5707963267949) translate (36.7cm 20.8cm)">
                <text:p/>
                <draw:enhanced-geometry svg:viewBox="0 0 21600 21600" draw:mirror-horizontal="false" draw:type="rectangle" draw:enhanced-path="M 0 0 L 21600 0 21600 21600 0 21600 0 0 Z N"/>
              </draw:custom-shape>
              <draw:custom-shape draw:style-name="gr63" draw:text-style-name="P10" draw:layer="layout" svg:width="0.15cm" svg:height="1.6cm" draw:transform="rotate (1.5707963267949) translate (36.7cm 20.776cm)">
                <text:p/>
                <draw:enhanced-geometry svg:viewBox="0 0 21600 21600" draw:mirror-horizontal="false" draw:type="rectangle" draw:enhanced-path="M 0 0 L 21600 0 21600 21600 0 21600 0 0 Z N"/>
              </draw:custom-shape>
            </draw:g>
          </draw:g>
          <draw:g>
            <draw:g>
              <draw:custom-shape draw:style-name="gr22" draw:text-style-name="P9" draw:layer="layout" svg:width="0.4cm" svg:height="0.4cm" svg:x="37.8cm" svg:y="20.2cm">
                <text:p/>
    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0" draw:layer="layout" svg:width="0.32cm" svg:height="0.32cm" svg:x="37.84cm" svg:y="20.24cm">
                <text:p/>
    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4" draw:text-style-name="P9" draw:layer="layout" svg:width="0.2cm" svg:height="1.7cm" draw:transform="rotate (1.5707963267949) translate (36.7cm 20.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10" draw:layer="layout" svg:width="0.15cm" svg:height="1.7cm" draw:transform="rotate (1.5707963267949) translate (36.7cm 20.475cm)">
                <text:p/>
                <draw:enhanced-geometry svg:viewBox="0 0 21600 21600" draw:mirror-horizontal="false" draw:type="rectangle" draw:enhanced-path="M 0 0 L 21600 0 21600 21600 0 21600 0 0 Z N"/>
              </draw:custom-shape>
            </draw:g>
            <draw:g>
              <draw:custom-shape draw:style-name="gr66" draw:text-style-name="P9" draw:layer="layout" svg:width="0.2cm" svg:height="5.138cm" draw:transform="rotate (0.785398163397448) translate (38.421cm 20.513cm)">
                <text:p/>
                <draw:enhanced-geometry svg:viewBox="0 0 21600 21600" draw:mirror-horizontal="false" draw:type="rectangle" draw:enhanced-path="M 0 0 L 21600 0 21600 21600 0 21600 0 0 Z N"/>
              </draw:custom-shape>
              <draw:custom-shape draw:style-name="gr67" draw:text-style-name="P10" draw:layer="layout" svg:width="0.15cm" svg:height="5.138cm" draw:transform="rotate (0.785398163397448) translate (38.439cm 20.495cm)">
                <text:p/>
                <draw:enhanced-geometry svg:viewBox="0 0 21600 21600" draw:mirror-horizontal="false" draw:type="rectangle" draw:enhanced-path="M 0 0 L 21600 0 21600 21600 0 21600 0 0 Z N"/>
              </draw:custom-shape>
            </draw:g>
            <draw:custom-shape draw:style-name="gr23" draw:text-style-name="P10" draw:layer="layout" svg:width="0.3cm" svg:height="0.3cm" svg:x="38.3cm" svg:y="20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8" draw:text-style-name="P3" draw:layer="layout" svg:width="0.4cm" svg:height="2cm" svg:x="35.7cm" svg:y="1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3" draw:layer="layout" svg:width="0.9cm" svg:height="0.4cm" svg:x="36.1cm" svg:y="2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3" draw:layer="layout" svg:width="0.9cm" svg:height="0.4cm" svg:x="36.1cm" svg:y="1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0" draw:text-style-name="P2" draw:layer="layout" svg:width="28.5cm" svg:height="1.6cm" svg:x="0.5cm" svg:y="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" draw:layer="layout" svg:width="28.4cm" svg:height="1.6cm" svg:x="0.55cm" svg:y="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2" draw:text-style-name="P4" draw:layer="layout" svg:width="27.6cm" svg:height="0.197cm" svg:x="0.95cm" svg:y="18.978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3" draw:text-style-name="P4" draw:layer="layout" svg:width="27.6cm" svg:height="1cm" svg:x="0.95cm" svg:y="19.2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line draw:style-name="gr5" draw:text-style-name="P5" draw:layer="layout" svg:x1="1.75cm" svg:y1="19.3cm" svg:x2="27.75cm" svg:y2="19.3cm">
              <text:p/>
            </draw:line>
            <draw:custom-shape draw:style-name="gr74" draw:text-style-name="P1" draw:layer="layout" svg:width="7.6cm" svg:height="0.2cm" svg:x="20.3cm" svg:y="1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5" draw:text-style-name="P4" draw:layer="layout" svg:width="7.4cm" svg:height="0.1cm" svg:x="20.4cm" svg:y="19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76" draw:text-style-name="P3" draw:layer="layout" svg:width="26.4cm" svg:height="1cm" svg:x="1.55cm" svg:y="1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7" draw:text-style-name="P4" draw:layer="layout" svg:width="25.6cm" svg:height="0.6cm" svg:x="1.95cm" svg:y="20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5" draw:text-style-name="P5" draw:layer="layout" svg:x1="27.457cm" svg:y1="20.3cm" svg:x2="2.946cm" svg:y2="20.3cm">
              <text:p/>
            </draw:line>
          </draw:g>
          <draw:ellipse draw:style-name="gr78" draw:text-style-name="P11" draw:layer="layout" svg:width="5cm" svg:height="10.546cm" draw:transform="rotate (1.5707963267949) translate (2.5cm 20.4cm)" draw:kind="arc" draw:start-angle="89" draw:end-angle="179.21">
            <text:p/>
          </draw:ellipse>
          <draw:line draw:style-name="gr79" draw:text-style-name="P5" draw:layer="layout" svg:x1="29.2cm" svg:y1="20.9cm" svg:x2="36.2cm" svg:y2="20.9cm">
            <text:p/>
          </draw:line>
          <draw:ellipse draw:style-name="gr80" draw:text-style-name="P11" draw:layer="layout" svg:width="5cm" svg:height="4.4cm" draw:transform="rotate (1.5707963267949) translate (2.1cm 20.4cm)" draw:kind="arc" draw:start-angle="89" draw:end-angle="179.21">
            <text:p/>
          </draw:ellipse>
          <draw:ellipse draw:style-name="gr81" draw:text-style-name="P11" draw:layer="layout" svg:width="3.198cm" svg:height="5.5cm" draw:transform="rotate (1.5707963267949) translate (2.9cm 19.398cm)" draw:kind="arc" draw:start-angle="89" draw:end-angle="179.21">
            <text:p/>
          </draw:ellipse>
          <draw:frame draw:style-name="gr82" draw:text-style-name="P5" draw:layer="layout" svg:width="10cm" svg:height="0.963cm" draw:transform="rotate (1.5707963267949) translate (1.237cm 17.1cm)">
            <draw:text-box>
              <text:p text:style-name="P11">Buffer1 <text:s text:c="2"/>2× pp 50mm</text:p>
            </draw:text-box>
          </draw:frame>
          <draw:frame draw:style-name="gr82" draw:text-style-name="P5" draw:layer="layout" svg:width="10cm" svg:height="0.963cm" draw:transform="rotate (1.5707963267949) translate (2.037cm 17.1cm)">
            <draw:text-box>
              <text:p text:style-name="P11">Buffer2 <text:s text:c="2"/>2×mantelbuis 90mm</text:p>
            </draw:text-box>
          </draw:frame>
          <draw:frame draw:style-name="gr82" draw:text-style-name="P5" draw:layer="layout" svg:width="10cm" svg:height="0.963cm" draw:transform="rotate (1.5707963267949) translate (2.9cm 17.1cm)">
            <draw:text-box>
              <text:p text:style-name="P11">Buffer3 <text:s text:c="2"/>2× pp 50mm</text:p>
            </draw:text-box>
          </draw:frame>
          <draw:line draw:style-name="gr79" draw:text-style-name="P5" draw:layer="layout" svg:x1="7.7cm" svg:y1="20.4cm" svg:x2="25.7cm" svg:y2="20.4cm">
            <text:p/>
          </draw:line>
          <draw:line draw:style-name="gr79" draw:text-style-name="P5" draw:layer="layout" svg:x1="29.2cm" svg:y1="20.9cm" svg:x2="25.6cm" svg:y2="20.4cm">
            <text:p/>
          </draw:line>
        </draw:g>
      </draw:page>
      <draw:page draw:name="page2" draw:style-name="dp1" draw:master-page-name="Default">
        <draw:g>
          <draw:custom-shape draw:style-name="gr83" draw:text-style-name="P22" draw:layer="layout" svg:width="0.8cm" svg:height="0.8cm" svg:x="4.716cm" svg:y="8.509cm">
            <text:p text:style-name="P11"><text:span text:style-name="T8"><text:s text:c="5"/></text:span><text:span text:style-name="T8">Betongranulaat 20/40 met wat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4" draw:text-style-name="P23" draw:layer="layout" svg:width="0.8cm" svg:height="0.798cm" svg:x="4.7cm" svg:y="10.5cm">
            <text:p text:style-name="P11"><text:span text:style-name="T8"><text:s text:c="5"/></text:span><text:span text:style-name="T8">Gewapend bet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5" draw:text-style-name="P24" draw:layer="layout" svg:width="0.8cm" svg:height="0.798cm" svg:x="4.7cm" svg:y="9.5cm">
            <text:p text:style-name="P11"><text:span text:style-name="T8"><text:s text:c="5"/></text:span><text:span text:style-name="T8">Isolatie (XPS/PIR/PE)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86" draw:text-style-name="P25" draw:layer="layout" svg:width="4.354cm" svg:height="1.352cm" svg:x="4.1cm" svg:y="3.3cm">
            <draw:text-box>
              <text:p><text:span text:style-name="T9">Legenda</text:span></text:p>
            </draw:text-box>
          </draw:frame>
          <draw:g>
            <draw:line draw:style-name="gr8" draw:text-style-name="P5" draw:layer="layout" svg:x1="4.7cm" svg:y1="11.7cm" svg:x2="4.7cm" svg:y2="12.5cm">
              <text:p/>
            </draw:line>
            <draw:line draw:style-name="gr9" draw:text-style-name="P5" draw:layer="layout" svg:x1="4.9cm" svg:y1="11.7cm" svg:x2="4.9cm" svg:y2="12.5cm">
              <text:p/>
            </draw:line>
            <draw:line draw:style-name="gr10" draw:text-style-name="P5" draw:layer="layout" svg:x1="5.1cm" svg:y1="11.7cm" svg:x2="5.1cm" svg:y2="12.5cm">
              <text:p/>
            </draw:line>
            <draw:line draw:style-name="gr11" draw:text-style-name="P5" draw:layer="layout" svg:x1="5.3cm" svg:y1="11.7cm" svg:x2="5.3cm" svg:y2="12.5cm">
              <text:p/>
            </draw:line>
            <draw:frame draw:style-name="gr87" draw:text-style-name="P26" draw:layer="layout" svg:width="11cm" svg:height="1cm" svg:x="5.5cm" svg:y="11.9cm">
              <draw:text-box>
                <text:p><text:span text:style-name="T7">Mantelbuis Electra/kabel/water/telecom 50mm</text:span></text:p>
              </draw:text-box>
            </draw:frame>
          </draw:g>
          <draw:frame draw:style-name="gr27" draw:text-style-name="P13" draw:layer="layout" svg:width="0.502cm" svg:height="1.187cm" svg:x="6.1cm" svg:y="12.1cm">
            <draw:text-box>
              <text:p/>
            </draw:text-box>
          </draw:frame>
          <draw:g>
            <draw:line draw:style-name="gr12" draw:text-style-name="P5" draw:layer="layout" svg:x1="5.3cm" svg:y1="13.7cm" svg:x2="5.3cm" svg:y2="12.9cm">
              <text:p/>
            </draw:line>
            <draw:frame draw:style-name="gr88" draw:text-style-name="P26" draw:layer="layout" svg:width="7.081cm" svg:height="0.806cm" svg:x="5.5cm" svg:y="13.102cm">
              <draw:text-box>
                <text:p><text:span text:style-name="T7">Afvoerbuis 125/110/70/50 mm</text:span></text:p>
              </draw:text-box>
            </draw:frame>
          </draw:g>
          <draw:g>
            <draw:line draw:style-name="gr89" draw:text-style-name="P5" draw:layer="layout" svg:x1="4.5cm" svg:y1="14.1cm" svg:x2="4.5cm" svg:y2="14.9cm">
              <text:p/>
            </draw:line>
            <draw:line draw:style-name="gr89" draw:text-style-name="P5" draw:layer="layout" svg:x1="4.494cm" svg:y1="14.7cm" svg:x2="4.894cm" svg:y2="14.7cm">
              <text:p/>
            </draw:line>
            <draw:g>
              <draw:ellipse draw:style-name="gr90" draw:text-style-name="P11" draw:layer="layout" svg:width="0.435cm" svg:height="0.4cm" svg:x="5.258cm" svg:y="14.5cm" draw:kind="arc" draw:start-angle="84.73" draw:end-angle="272.89">
                <text:p/>
              </draw:ellipse>
              <draw:line draw:style-name="gr91" draw:text-style-name="P5" draw:layer="layout" svg:x1="5.294cm" svg:y1="14.7cm" svg:x2="4.694cm" svg:y2="14.7cm">
                <text:p/>
              </draw:line>
              <draw:ellipse draw:style-name="gr90" draw:text-style-name="P11" draw:layer="layout" svg:width="0.29cm" svg:height="0.266cm" svg:x="5.331cm" svg:y="14.567cm" draw:kind="arc" draw:start-angle="84.84" draw:end-angle="272.76">
                <text:p/>
              </draw:ellipse>
              <draw:line draw:style-name="gr92" draw:text-style-name="P5" draw:layer="layout" svg:x1="5.186cm" svg:y1="14.5cm" svg:x2="5.186cm" svg:y2="14.9cm">
                <text:p/>
              </draw:line>
              <draw:line draw:style-name="gr92" draw:text-style-name="P5" draw:layer="layout" svg:x1="4.894cm" svg:y1="14.5cm" svg:x2="5.186cm" svg:y2="14.9cm">
                <text:p/>
              </draw:line>
              <draw:line draw:style-name="gr92" draw:text-style-name="P5" draw:layer="layout" svg:x1="4.802cm" svg:y1="14.5cm" svg:x2="5.094cm" svg:y2="14.9cm">
                <text:p/>
              </draw:line>
              <draw:line draw:style-name="gr92" draw:text-style-name="P5" draw:layer="layout" svg:x1="4.694cm" svg:y1="14.5cm" svg:x2="4.986cm" svg:y2="14.9cm">
                <text:p/>
              </draw:line>
            </draw:g>
            <draw:frame draw:style-name="gr93" draw:text-style-name="P26" draw:layer="layout" svg:width="7.2cm" svg:height="0.806cm" svg:x="5.5cm" svg:y="14.302cm">
              <draw:text-box>
                <text:p><text:span text:style-name="T7">Mantelbuis voor electra 40mm</text:span></text:p>
              </draw:text-box>
            </draw:frame>
          </draw:g>
          <draw:line draw:style-name="gr94" draw:text-style-name="P5" draw:layer="layout" svg:x1="4.5cm" svg:y1="22.7cm" svg:x2="4.5cm" svg:y2="21.9cm">
            <text:p/>
          </draw:line>
          <draw:line draw:style-name="gr95" draw:text-style-name="P5" draw:layer="layout" svg:x1="4.5cm" svg:y1="19.5cm" svg:x2="4.5cm" svg:y2="20.3cm">
            <text:p/>
          </draw:line>
          <draw:line draw:style-name="gr96" draw:text-style-name="P5" draw:layer="layout" svg:x1="4.5cm" svg:y1="20.7cm" svg:x2="4.5cm" svg:y2="21.5cm">
            <text:p/>
          </draw:line>
          <draw:custom-shape draw:style-name="gr97" draw:text-style-name="P27" draw:layer="layout" svg:width="0.8cm" svg:height="0.2cm" svg:x="4.475cm" svg:y="17.5cm">
            <text:p text:style-name="P11"><text:span text:style-name="T10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27" draw:layer="layout" svg:width="0.8cm" svg:height="0.224cm" svg:x="4.475cm" svg:y="16.476cm">
            <text:p text:style-name="P11"><text:span text:style-name="T10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6" draw:layer="layout" svg:width="12.225cm" svg:height="0.806cm" svg:x="5.475cm" svg:y="16.302cm">
            <draw:text-box draw:corner-radius="0.2cm">
              <text:p><text:span text:style-name="T7">PP Drainagebuis 80mm met PP450 omhulling, SN8 </text:span></text:p>
            </draw:text-box>
          </draw:frame>
          <draw:frame draw:style-name="gr93" draw:text-style-name="P26" draw:layer="layout" svg:width="11.825cm" svg:height="0.806cm" svg:x="5.475cm" svg:y="17.302cm">
            <draw:text-box draw:corner-radius="0.2cm">
              <text:p><text:span text:style-name="T7">Aan/toevoerbuis warmtebuffers 80mm </text:span></text:p>
            </draw:text-box>
          </draw:frame>
          <draw:frame draw:style-name="gr93" draw:text-style-name="P26" draw:layer="layout" svg:width="6.225cm" svg:height="0.806cm" svg:x="5.475cm" svg:y="19.502cm">
            <draw:text-box draw:corner-radius="0.2cm">
              <text:p><text:span text:style-name="T7">Warm drinkwater</text:span></text:p>
            </draw:text-box>
          </draw:frame>
          <draw:frame draw:style-name="gr93" draw:text-style-name="P26" draw:layer="layout" svg:width="6.603cm" svg:height="0.806cm" svg:x="5.497cm" svg:y="20.744cm">
            <draw:text-box draw:corner-radius="0.2cm">
              <text:p><text:span text:style-name="T7">Koud leidingwater</text:span></text:p>
            </draw:text-box>
          </draw:frame>
          <draw:frame draw:style-name="gr93" draw:text-style-name="P26" draw:layer="layout" svg:width="9.025cm" svg:height="0.806cm" svg:x="5.475cm" svg:y="21.9cm">
            <draw:text-box draw:corner-radius="0.2cm">
              <text:p><text:span text:style-name="T7">Water voorverwarmd door douche wtw</text:span></text:p>
            </draw:text-box>
          </draw:frame>
          <draw:custom-shape draw:style-name="gr99" draw:text-style-name="P28" draw:layer="layout" svg:width="0.8cm" svg:height="0.3cm" svg:x="4.5cm" svg:y="18.6cm">
            <text:p text:style-name="P11"><text:span text:style-name="T10"><text:s text:c="3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6" draw:layer="layout" svg:width="9.025cm" svg:height="0.806cm" svg:x="5.475cm" svg:y="18.5cm">
            <draw:text-box draw:corner-radius="0.2cm">
              <text:p><text:span text:style-name="T7">Luchtaanvoer 160mm</text:span></text:p>
            </draw:text-box>
          </draw:frame>
        </draw:g>
        <draw:frame draw:style-name="gr43" draw:text-style-name="P21" draw:layer="layout" svg:width="10.8cm" svg:height="3.806cm" svg:x="5.5cm" svg:y="25.5cm">
          <draw:text-box>
            <text:p><text:span text:style-name="T6"><text:file-name text:display="name">julianapark-k31-fundament-5</text:file-name></text:span><text:span text:style-name="T6"><text:s text:c="2"/></text:span><text:span text:style-name="T6"><text:date style:data-style-name="D4" text:date-value="2019-08-18">18-08-2019</text:date></text:span></text:p>
            <text:p><text:span text:style-name="T6">Arend Freije</text:span></text:p>
            <text:p><text:span text:style-name="T6">afreije@inn.nl</text:span></text:p>
            <text:p><text:span text:style-name="T6">06-14143214</text:span></text:p>
          </draw:text-box>
        </draw:frame>
        <draw:g>
          <draw:custom-shape draw:style-name="gr100" draw:text-style-name="P18" draw:layer="layout" svg:width="36cm" svg:height="22.4cm" svg:x="2.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01" draw:text-style-name="P5" draw:layer="layout" svg:x1="4.5cm" svg:y1="15.3cm" svg:x2="4.5cm" svg:y2="16.1cm">
            <text:p/>
          </draw:line>
          <draw:frame draw:style-name="gr102" draw:text-style-name="P26" draw:layer="layout" svg:width="8.6cm" svg:height="1.345cm" svg:x="5.5cm" svg:y="15.302cm">
            <draw:text-box draw:corner-radius="0.2cm">
              <text:p><text:span text:style-name="T7">Mantelbuis voor sensors 40mm</text:span></text:p>
            </draw:text-box>
          </draw:frame>
        </draw:g>
      </draw:page>
      <draw:page draw:name="page3" draw:style-name="dp1" draw:master-page-name="Default">
        <draw:g>
          <draw:custom-shape draw:style-name="gr103" draw:text-style-name="P2" draw:layer="layout" svg:width="18.9cm" svg:height="28.5cm" draw:transform="rotate (-1.5707963267949) translate (33.75cm 5.8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4" draw:text-style-name="P3" draw:layer="layout" svg:width="28.4cm" svg:height="18.8cm" svg:x="5.3cm" svg:y="5.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4" draw:layer="layout" svg:width="27.6cm" svg:height="18cm" svg:x="5.7cm" svg:y="6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ellipse draw:style-name="gr106" draw:text-style-name="P11" draw:layer="layout" svg:width="22.635cm" svg:height="0.001cm" draw:transform="rotate (-3.14159265358979) translate (31.015cm 8.518cm)" draw:kind="arc" draw:start-angle="8.13" draw:end-angle="162.54">
              <text:p/>
            </draw:ellipse>
            <draw:ellipse draw:style-name="gr106" draw:text-style-name="P11" draw:layer="layout" svg:width="22.635cm" svg:height="0.001cm" draw:transform="rotate (-3.14159265358979) translate (31.015cm 9.436cm)" draw:kind="arc" draw:start-angle="8.13" draw:end-angle="162.54">
              <text:p/>
            </draw:ellipse>
            <draw:ellipse draw:style-name="gr106" draw:text-style-name="P11" draw:layer="layout" svg:width="22.635cm" svg:height="0.001cm" draw:transform="rotate (-3.14159265358979) translate (31.015cm 10.456cm)" draw:kind="arc" draw:start-angle="8.13" draw:end-angle="162.54">
              <text:p/>
            </draw:ellipse>
            <draw:ellipse draw:style-name="gr106" draw:text-style-name="P11" draw:layer="layout" svg:width="22.635cm" svg:height="0.001cm" draw:transform="rotate (-3.14159265358979) translate (31.015cm 11.272cm)" draw:kind="arc" draw:start-angle="8.13" draw:end-angle="162.54">
              <text:p/>
            </draw:ellipse>
            <draw:ellipse draw:style-name="gr106" draw:text-style-name="P11" draw:layer="layout" svg:width="22.635cm" svg:height="0.001cm" draw:transform="rotate (-3.14159265358979) translate (31.015cm 12.292cm)" draw:kind="arc" draw:start-angle="8.13" draw:end-angle="162.54">
              <text:p/>
            </draw:ellipse>
            <draw:ellipse draw:style-name="gr106" draw:text-style-name="P11" draw:layer="layout" svg:width="22.635cm" svg:height="0.001cm" draw:transform="rotate (-3.14159265358979) translate (31.015cm 13.108cm)" draw:kind="arc" draw:start-angle="8.13" draw:end-angle="162.54">
              <text:p/>
            </draw:ellipse>
            <draw:ellipse draw:style-name="gr106" draw:text-style-name="P11" draw:layer="layout" svg:width="22.635cm" svg:height="0.001cm" draw:transform="rotate (-3.14159265358979) translate (31.015cm 14.05cm)" draw:kind="arc" draw:start-angle="8.13" draw:end-angle="162.54">
              <text:p/>
            </draw:ellipse>
            <draw:ellipse draw:style-name="gr106" draw:text-style-name="P11" draw:layer="layout" svg:width="22.635cm" svg:height="0.001cm" draw:transform="rotate (-3.14159265358979) translate (31.015cm 7.6cm)" draw:kind="arc" draw:start-angle="8.13" draw:end-angle="162.54">
              <text:p/>
            </draw:ellipse>
            <draw:ellipse draw:style-name="gr106" draw:text-style-name="P11" draw:layer="layout" svg:width="1cm" svg:height="0.918cm" svg:x="30cm" svg:y="8.518cm" draw:kind="arc" draw:start-angle="270" draw:end-angle="90">
              <text:p/>
            </draw:ellipse>
            <draw:ellipse draw:style-name="gr106" draw:text-style-name="P11" draw:layer="layout" svg:width="1cm" svg:height="0.816cm" svg:x="30cm" svg:y="10.456cm" draw:kind="arc" draw:start-angle="270" draw:end-angle="90">
              <text:p/>
            </draw:ellipse>
            <draw:ellipse draw:style-name="gr106" draw:text-style-name="P11" draw:layer="layout" svg:width="1cm" svg:height="0.816cm" svg:x="29.9cm" svg:y="12.292cm" draw:kind="arc" draw:start-angle="270" draw:end-angle="90">
              <text:p/>
            </draw:ellipse>
            <draw:ellipse draw:style-name="gr106" draw:text-style-name="P11" draw:layer="layout" svg:width="4cm" svg:height="4.284cm" svg:x="6.5cm" svg:y="13.108cm" draw:kind="arc" draw:start-angle="90" draw:end-angle="270">
              <text:p/>
            </draw:ellipse>
            <draw:ellipse draw:style-name="gr106" draw:text-style-name="P11" draw:layer="layout" svg:width="1cm" svg:height="0.918cm" svg:x="8cm" svg:y="7.6cm" draw:kind="arc" draw:start-angle="90" draw:end-angle="270">
              <text:p/>
            </draw:ellipse>
            <draw:ellipse draw:style-name="gr106" draw:text-style-name="P11" draw:layer="layout" svg:width="1cm" svg:height="1.02cm" svg:x="8cm" svg:y="9.436cm" draw:kind="arc" draw:start-angle="90" draw:end-angle="270">
              <text:p/>
            </draw:ellipse>
            <draw:ellipse draw:style-name="gr106" draw:text-style-name="P11" draw:layer="layout" svg:width="1cm" svg:height="1.02cm" svg:x="8.1cm" svg:y="11.272cm" draw:kind="arc" draw:start-angle="90" draw:end-angle="270">
              <text:p/>
            </draw:ellipse>
            <draw:ellipse draw:style-name="gr106" draw:text-style-name="P11" draw:layer="layout" svg:width="22.635cm" svg:height="0.001cm" svg:x="8.38cm" svg:y="21.982cm" draw:kind="arc" draw:start-angle="17.46" draw:end-angle="171.87">
              <text:p/>
            </draw:ellipse>
            <draw:ellipse draw:style-name="gr106" draw:text-style-name="P11" draw:layer="layout" svg:width="22.635cm" svg:height="0.001cm" svg:x="8.38cm" svg:y="21.064cm" draw:kind="arc" draw:start-angle="17.46" draw:end-angle="171.87">
              <text:p/>
            </draw:ellipse>
            <draw:ellipse draw:style-name="gr106" draw:text-style-name="P11" draw:layer="layout" svg:width="22.635cm" svg:height="0.001cm" svg:x="8.38cm" svg:y="20.044cm" draw:kind="arc" draw:start-angle="17.46" draw:end-angle="171.87">
              <text:p/>
            </draw:ellipse>
            <draw:ellipse draw:style-name="gr106" draw:text-style-name="P11" draw:layer="layout" svg:width="22.635cm" svg:height="0.001cm" svg:x="8.38cm" svg:y="19.228cm" draw:kind="arc" draw:start-angle="17.46" draw:end-angle="171.87">
              <text:p/>
            </draw:ellipse>
            <draw:ellipse draw:style-name="gr106" draw:text-style-name="P11" draw:layer="layout" svg:width="22.635cm" svg:height="0.001cm" svg:x="8.38cm" svg:y="18.208cm" draw:kind="arc" draw:start-angle="17.46" draw:end-angle="171.87">
              <text:p/>
            </draw:ellipse>
            <draw:ellipse draw:style-name="gr106" draw:text-style-name="P11" draw:layer="layout" svg:width="22.635cm" svg:height="0.001cm" svg:x="8.38cm" svg:y="17.392cm" draw:kind="arc" draw:start-angle="17.46" draw:end-angle="171.87">
              <text:p/>
            </draw:ellipse>
            <draw:ellipse draw:style-name="gr106" draw:text-style-name="P11" draw:layer="layout" svg:width="22.635cm" svg:height="0.001cm" svg:x="8.38cm" svg:y="16.45cm" draw:kind="arc" draw:start-angle="17.46" draw:end-angle="171.87">
              <text:p/>
            </draw:ellipse>
            <draw:ellipse draw:style-name="gr106" draw:text-style-name="P11" draw:layer="layout" svg:width="22.635cm" svg:height="0.001cm" svg:x="8.38cm" svg:y="22.9cm" draw:kind="arc" draw:start-angle="17.46" draw:end-angle="171.87">
              <text:p/>
            </draw:ellipse>
            <draw:ellipse draw:style-name="gr106" draw:text-style-name="P11" draw:layer="layout" svg:width="4cm" svg:height="6.426cm" draw:transform="rotate (-3.14159265358979) translate (32.5cm 22.9cm)" draw:kind="arc" draw:start-angle="90" draw:end-angle="270">
              <text:p/>
            </draw:ellipse>
            <draw:ellipse draw:style-name="gr106" draw:text-style-name="P11" draw:layer="layout" svg:width="1cm" svg:height="0.918cm" draw:transform="rotate (-3.14159265358979) translate (30.9cm 21.982cm)" draw:kind="arc" draw:start-angle="90" draw:end-angle="270">
              <text:p/>
            </draw:ellipse>
            <draw:ellipse draw:style-name="gr106" draw:text-style-name="P11" draw:layer="layout" svg:width="1cm" svg:height="0.816cm" draw:transform="rotate (-3.14159265358979) translate (30.9cm 20.044cm)" draw:kind="arc" draw:start-angle="90" draw:end-angle="270">
              <text:p/>
            </draw:ellipse>
            <draw:ellipse draw:style-name="gr106" draw:text-style-name="P11" draw:layer="layout" svg:width="1cm" svg:height="0.816cm" draw:transform="rotate (-3.14159265358979) translate (30.8cm 18.208cm)" draw:kind="arc" draw:start-angle="90" draw:end-angle="270">
              <text:p/>
            </draw:ellipse>
            <draw:ellipse draw:style-name="gr106" draw:text-style-name="P11" draw:layer="layout" svg:width="1cm" svg:height="0.918cm" draw:transform="rotate (-3.14159265358979) translate (9cm 22.9cm)" draw:kind="arc" draw:start-angle="270" draw:end-angle="90">
              <text:p/>
            </draw:ellipse>
            <draw:ellipse draw:style-name="gr106" draw:text-style-name="P11" draw:layer="layout" svg:width="1cm" svg:height="1.02cm" draw:transform="rotate (-3.14159265358979) translate (9cm 21.064cm)" draw:kind="arc" draw:start-angle="270" draw:end-angle="90">
              <text:p/>
            </draw:ellipse>
            <draw:ellipse draw:style-name="gr106" draw:text-style-name="P11" draw:layer="layout" svg:width="1cm" svg:height="1.02cm" draw:transform="rotate (-3.14159265358979) translate (9cm 19.228cm)" draw:kind="arc" draw:start-angle="270" draw:end-angle="90">
              <text:p/>
            </draw:ellipse>
            <draw:ellipse draw:style-name="gr107" draw:text-style-name="P11" draw:layer="layout" svg:width="26.75cm" svg:height="0.001cm" draw:transform="rotate (-3.14159265358979) translate (39.116cm 15.55cm)" draw:kind="arc" draw:start-angle="8.13" draw:end-angle="162.54">
              <text:p/>
            </draw:ellipse>
            <draw:ellipse draw:style-name="gr107" draw:text-style-name="P11" draw:layer="layout" svg:width="26.75cm" svg:height="0.001cm" draw:transform="rotate (-3.14159265358979) translate (39.116cm 14.85cm)" draw:kind="arc" draw:start-angle="8.13" draw:end-angle="162.54">
              <text:p/>
            </draw:ellipse>
            <draw:ellipse draw:style-name="gr106" draw:text-style-name="P11" draw:layer="layout" svg:width="3.1cm" svg:height="3.9cm" draw:transform="rotate (-3.14159265358979) translate (10cm 16.45cm)" draw:kind="arc" draw:start-angle="13.36" draw:end-angle="91.91">
              <text:p/>
            </draw:ellipse>
            <draw:ellipse draw:style-name="gr107" draw:text-style-name="P11" draw:layer="layout" svg:width="12.052cm" svg:height="2.163cm" draw:transform="rotate (-3.14159265358979) translate (19.2cm 15.55cm)" draw:kind="arc" draw:start-angle="13.36" draw:end-angle="91.91">
              <text:p/>
            </draw:ellipse>
            <draw:ellipse draw:style-name="gr107" draw:text-style-name="P11" draw:layer="layout" svg:width="10.032cm" svg:height="1.254cm" draw:transform="rotate (-3.14159265358979) translate (17.4cm 14.85cm)" draw:kind="arc" draw:start-angle="13.36" draw:end-angle="91.91">
              <text:p/>
            </draw:ellipse>
            <draw:ellipse draw:style-name="gr106" draw:text-style-name="P11" draw:layer="layout" svg:width="1.6cm" svg:height="0.3cm" draw:transform="rotate (-3.14159265358979) translate (9.3cm 14.05cm)" draw:kind="arc" draw:start-angle="13.36" draw:end-angle="91.91">
              <text:p/>
            </draw:ellipse>
            <draw:ellipse draw:style-name="gr107" draw:text-style-name="P11" draw:layer="layout" svg:width="30.434cm" svg:height="0.001cm" draw:transform="rotate (-3.14159265358979) translate (39.1cm 11.7cm)" draw:kind="arc" draw:start-angle="8.13" draw:end-angle="162.54">
              <text:p/>
            </draw:ellipse>
            <draw:ellipse draw:style-name="gr106" draw:text-style-name="P11" draw:layer="layout" svg:width="4cm" svg:height="6.426cm" svg:x="28.5cm" svg:y="7.6cm" draw:kind="arc" draw:start-angle="270" draw:end-angle="90">
              <text:p/>
            </draw:ellipse>
          </draw:g>
          <draw:custom-shape draw:style-name="gr108" draw:text-style-name="P3" draw:layer="layout" svg:width="0.4cm" svg:height="18.8cm" svg:x="33.3cm" svg:y="5.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ellipse draw:style-name="gr109" draw:text-style-name="P11" draw:layer="layout" svg:width="3cm" svg:height="3.2cm" draw:transform="rotate (-3.14159265358979) translate (29.5cm 12.3cm)" draw:kind="arc" draw:start-angle="178.2" draw:end-angle="271.88">
              <text:p/>
            </draw:ellipse>
            <draw:line draw:style-name="gr101" draw:text-style-name="P5" draw:layer="layout" svg:x1="8cm" svg:y1="9.1cm" svg:x2="27.9cm" svg:y2="9.1cm">
              <text:p/>
            </draw:line>
            <draw:line draw:style-name="gr101" draw:text-style-name="P5" draw:layer="layout" svg:x1="6.5cm" svg:y1="13.6cm" svg:x2="6.5cm" svg:y2="10.7cm">
              <text:p/>
            </draw:line>
            <draw:ellipse draw:style-name="gr109" draw:text-style-name="P11" draw:layer="layout" svg:width="3cm" svg:height="3.2cm" draw:transform="rotate (-3.14159265358979) translate (9.5cm 12.3cm)" draw:kind="arc" draw:start-angle="268.14" draw:end-angle="1.79">
              <text:p/>
            </draw:ellipse>
            <draw:line draw:style-name="gr101" draw:text-style-name="P5" draw:layer="layout" svg:x1="29.5cm" svg:y1="10.7cm" svg:x2="29.501cm" svg:y2="19.9cm">
              <text:p/>
            </draw:line>
            <draw:ellipse draw:style-name="gr109" draw:text-style-name="P11" draw:layer="layout" svg:width="3cm" svg:height="3.2cm" svg:x="26.501cm" svg:y="18.3cm" draw:kind="arc" draw:start-angle="268.14" draw:end-angle="1.79">
              <text:p/>
            </draw:ellipse>
            <draw:line draw:style-name="gr101" draw:text-style-name="P5" draw:layer="layout" svg:x1="8.001cm" svg:y1="21.5cm" svg:x2="27.901cm" svg:y2="21.5cm">
              <text:p/>
            </draw:line>
            <draw:line draw:style-name="gr101" draw:text-style-name="P5" draw:layer="layout" svg:x1="6.501cm" svg:y1="17cm" svg:x2="6.501cm" svg:y2="19.9cm">
              <text:p/>
            </draw:line>
            <draw:ellipse draw:style-name="gr109" draw:text-style-name="P11" draw:layer="layout" svg:width="3cm" svg:height="3.2cm" svg:x="6.501cm" svg:y="18.3cm" draw:kind="arc" draw:start-angle="178.21" draw:end-angle="271.86">
              <text:p/>
            </draw:ellipse>
          </draw:g>
        </draw:g>
        <draw:frame draw:style-name="gr27" draw:text-style-name="P13" draw:layer="layout" svg:width="0.502cm" svg:height="1.187cm" svg:x="17.4cm" svg:y="10.9cm">
          <draw:text-box>
            <text:p/>
          </draw:text-box>
        </draw:frame>
        <draw:g>
          <draw:frame draw:style-name="gr35" draw:text-style-name="P13" draw:layer="layout" svg:width="0.717cm" svg:height="1.703cm" svg:x="13.7cm" svg:y="26.067cm">
            <draw:text-box>
              <text:p/>
            </draw:text-box>
          </draw:frame>
          <draw:frame draw:style-name="gr37" draw:text-style-name="P13" draw:layer="layout" svg:width="0.502cm" svg:height="1.195cm" svg:x="18.3cm" svg:y="26.5cm">
            <draw:text-box>
              <text:p/>
            </draw:text-box>
          </draw:frame>
          <draw:measure draw:style-name="gr110" draw:text-style-name="P20" draw:layer="layout" svg:x1="33.5cm" svg:y1="24.749cm" svg:x2="33.6cm" svg:y2="5.849cm">
            <text:p text:style-name="P20"><text:span text:style-name="T5"><text:measure text:kind="gap"/></text:span><text:span text:style-name="T5"><text:measure text:kind="value">9.45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111" draw:text-style-name="P20" draw:layer="layout" svg:x1="33.2cm" svg:y1="24.3cm" svg:x2="33.3cm" svg:y2="6.3cm">
            <text:p text:style-name="P20"><text:span text:style-name="T5"><text:measure text:kind="gap"/></text:span><text:span text:style-name="T5"><text:measure text:kind="value">9.0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112" draw:text-style-name="P20" draw:layer="layout" svg:x1="5.7cm" svg:y1="14.5cm" svg:x2="6.7cm" svg:y2="14.5cm">
            <text:p text:style-name="P20"><text:span text:style-name="T5"><text:measure text:kind="gap"/></text:span><text:span text:style-name="T5"><text:measure text:kind="value">5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g>
            <draw:measure draw:style-name="gr113" draw:text-style-name="P19" draw:layer="layout" svg:x1="8.7cm" svg:y1="8.099cm" svg:x2="8.7cm" svg:y2="6.2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8.099cm" svg:x2="8.7cm" svg:y2="9.8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9.899cm" svg:x2="8.7cm" svg:y2="11.6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13.499cm" svg:x2="8.7cm" svg:y2="17.099cm">
              <text:p text:style-name="P19"><text:span text:style-name="T4"><text:measure text:kind="gap"/></text:span><text:span text:style-name="T4"><text:measure text:kind="value">1.8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11.699cm" svg:x2="8.7cm" svg:y2="13.4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3" draw:text-style-name="P19" draw:layer="layout" svg:x1="8.7cm" svg:y1="18.899cm" svg:x2="8.7cm" svg:y2="17.0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18.899cm" svg:x2="8.7cm" svg:y2="20.6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20.699cm" svg:x2="8.7cm" svg:y2="22.4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22.499cm" svg:x2="8.7cm" svg:y2="24.2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</draw:g>
          <draw:g>
            <draw:measure draw:style-name="gr114" draw:text-style-name="P19" draw:layer="layout" svg:x1="30.3cm" svg:y1="23.399cm" svg:x2="30.3cm" svg:y2="21.5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21.599cm" svg:x2="30.3cm" svg:y2="19.7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19.799cm" svg:x2="30.3cm" svg:y2="17.9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16.199cm" svg:x2="30.3cm" svg:y2="12.599cm">
              <text:p text:style-name="P19"><text:span text:style-name="T4"><text:measure text:kind="gap"/></text:span><text:span text:style-name="T4"><text:measure text:kind="value">1.8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17.999cm" svg:x2="30.3cm" svg:y2="16.1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12.599cm" svg:x2="30.3cm" svg:y2="10.7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10.799cm" svg:x2="30.3cm" svg:y2="8.9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8.999cm" svg:x2="30.3cm" svg:y2="7.1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5" draw:text-style-name="P19" draw:layer="layout" svg:x1="30.5cm" svg:y1="23.401cm" svg:x2="30.5cm" svg:y2="24.301cm">
              <text:p text:style-name="P19"><text:span text:style-name="T4"><text:measure text:kind="gap"/></text:span><text:span text:style-name="T4"><text:measure text:kind="value">45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6" draw:text-style-name="P19" draw:layer="layout" svg:x1="30.4cm" svg:y1="7.2cm" svg:x2="30.4cm" svg:y2="6.3cm">
              <text:p text:style-name="P19"><text:span text:style-name="T4"><text:measure text:kind="gap"/></text:span><text:span text:style-name="T4"><text:measure text:kind="value">45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</draw:g>
        </draw:g>
        <draw:custom-shape draw:style-name="gr117" draw:text-style-name="P11" draw:layer="layout" svg:width="0.3cm" svg:height="0.2cm" draw:transform="rotate (-1.5707963267949) translate (1.8cm 11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1" draw:layer="layout" svg:width="0.3cm" svg:height="0.2cm" draw:transform="rotate (-1.5707963267949) translate (1.8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4" draw:text-style-name="P16" draw:layer="layout" svg:width="2cm" svg:height="1.999cm" svg:x="1.5cm" svg:y="4.468cm">
            <text:p text:style-name="P11"><text:span text:style-name="T2">O</text:span><text:span text:style-name="T2"><text:line-break/></text:span><text:span text:style-name="T2">N <text:s text:c="2"/>Z</text:span></text:p>
            <text:p text:style-name="P11"><text:span text:style-name="T2">W</text:span></text:p>
  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36" draw:text-style-name="P17" draw:layer="layout" svg:width="20.503cm" svg:height="1.057cm" svg:x="4.697cm" svg:y="2.943cm">
            <draw:text-box>
              <text:p><text:span text:style-name="T3">Plattegrond buffer1</text:span></text:p>
            </draw:text-box>
          </draw:frame>
          <draw:custom-shape draw:style-name="gr118" draw:text-style-name="P18" draw:layer="layout" svg:width="36cm" svg:height="23cm" svg:x="1.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3" draw:text-style-name="P21" draw:layer="layout" svg:width="10.8cm" svg:height="3.806cm" svg:x="4.5cm" svg:y="25.5cm">
            <draw:text-box>
              <text:p><text:span text:style-name="T6"><text:file-name text:display="name">julianapark-k31-fundament-5</text:file-name></text:span><text:span text:style-name="T6"><text:s text:c="2"/></text:span><text:span text:style-name="T6"><text:date style:data-style-name="D4" text:date-value="2019-08-18">18-08-2019</text:date></text:span></text:p>
              <text:p><text:span text:style-name="T6">Arend Freije</text:span></text:p>
              <text:p><text:span text:style-name="T6">afreije@inn.nl</text:span></text:p>
              <text:p><text:span text:style-name="T6">06-14143214</text:span></text:p>
            </draw:text-box>
          </draw:frame>
        </draw:g>
      </draw:page>
      <draw:page draw:name="page4" draw:style-name="dp1" draw:master-page-name="Default">
        <draw:g>
          <draw:custom-shape draw:style-name="gr104" draw:text-style-name="P3" draw:layer="layout" svg:width="28.4cm" svg:height="18.8cm" svg:x="5.3cm" svg:y="5.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4" draw:layer="layout" svg:width="27.6cm" svg:height="18cm" svg:x="5.7cm" svg:y="6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19" draw:text-style-name="P29" draw:layer="layout" svg:width="6.8cm" svg:height="16cm" svg:x="25.5cm" svg:y="7.30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20" draw:text-style-name="P30" draw:layer="layout" svg:width="1.6cm" svg:height="1cm" svg:x="11.3cm" svg:y="6.9cm">
            <text:p text:style-name="P11"><text:span text:style-name="T11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g>
              <draw:custom-shape draw:style-name="gr121" draw:text-style-name="P31" draw:layer="layout" svg:width="5.533cm" svg:height="5.533cm" draw:transform="rotate (1.5707963267949) translate (6.188cm 17.644cm)">
                <text:p/>
  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22" draw:text-style-name="P31" draw:layer="layout" svg:width="5.7cm" svg:height="0.712cm" svg:x="6.301cm" svg:y="11.4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3" draw:text-style-name="P32" draw:layer="layout" svg:width="1.2cm" svg:height="1.2cm" draw:transform="rotate (0.785398163397448) translate (6.801cm 15.339cm)">
                <text:p text:style-name="P11"><text:span text:style-name="T12">was-</text:span></text:p>
                <text:p text:style-name="P11"><text:span text:style-name="T12">machin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4" draw:text-style-name="P33" draw:layer="layout" svg:width="1.4cm" svg:height="1.4cm" svg:x="6.901cm" svg:y="12.488cm">
                <text:p text:style-name="P11"><text:span text:style-name="T13">warmte</text:span></text:p>
                <text:p text:style-name="P11"><text:span text:style-name="T13">pomp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line draw:style-name="gr12" draw:text-style-name="P5" draw:layer="layout" svg:x1="13.8cm" svg:y1="7.1cm" svg:x2="14.1cm" svg:y2="7.3cm">
            <text:p/>
          </draw:line>
          <draw:line draw:style-name="gr12" draw:text-style-name="P5" draw:layer="layout" svg:x1="7.7cm" svg:y1="22.3cm" svg:x2="6.7cm" svg:y2="21.3cm">
            <text:p/>
          </draw:line>
          <draw:line draw:style-name="gr12" draw:text-style-name="P5" draw:layer="layout" svg:x1="12cm" svg:y1="8.9cm" svg:x2="13.8cm" svg:y2="7.1cm">
            <text:p/>
          </draw:line>
          <draw:line draw:style-name="gr12" draw:text-style-name="P5" draw:layer="layout" svg:x1="6.6cm" svg:y1="9.3cm" svg:x2="6.7cm" svg:y2="21.3cm">
            <text:p/>
          </draw:line>
          <draw:line draw:style-name="gr12" draw:text-style-name="P5" draw:layer="layout" svg:x1="6.9cm" svg:y1="20.3cm" svg:x2="6.7cm" svg:y2="20.3cm">
            <text:p/>
          </draw:line>
          <draw:line draw:style-name="gr12" draw:text-style-name="P5" draw:layer="layout" svg:x1="6.6cm" svg:y1="10.4cm" svg:x2="7.5cm" svg:y2="11.3cm">
            <text:p/>
          </draw:line>
          <draw:line draw:style-name="gr12" draw:text-style-name="P5" draw:layer="layout" svg:x1="12cm" svg:y1="8.9cm" svg:x2="5cm" svg:y2="8.9cm">
            <text:p/>
          </draw:line>
          <draw:line draw:style-name="gr12" draw:text-style-name="P5" draw:layer="layout" svg:x1="19.4cm" svg:y1="7.1cm" svg:x2="13.8cm" svg:y2="7.1cm">
            <text:p/>
          </draw:line>
          <draw:line draw:style-name="gr12" draw:text-style-name="P5" draw:layer="layout" svg:x1="6.2cm" svg:y1="8.9cm" svg:x2="6.6cm" svg:y2="9.3cm">
            <text:p/>
          </draw:line>
        </draw:g>
        <draw:g>
          <draw:custom-shape draw:style-name="gr125" draw:text-style-name="P34" draw:layer="layout" svg:width="1.6cm" svg:height="1cm" svg:x="11.275cm" svg:y="6.9cm">
            <text:p text:style-name="P11"><text:span text:style-name="T11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line draw:style-name="gr126" draw:text-style-name="P35" draw:layer="layout" svg:x1="12.3cm" svg:y1="9.025cm" svg:x2="11.5cm" svg:y2="8.225cm">
              <text:p/>
            </draw:line>
            <draw:line draw:style-name="gr127" draw:text-style-name="P35" draw:layer="layout" svg:x1="12.3cm" svg:y1="9.025cm" svg:x2="11.275cm" svg:y2="8.425cm">
              <text:p/>
            </draw:line>
          </draw:g>
          <draw:custom-shape draw:style-name="gr128" draw:text-style-name="P34" draw:layer="layout" svg:width="0.625cm" svg:height="0.6cm" svg:x="12.875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34" draw:layer="layout" svg:width="0.6cm" svg:height="0.6cm" svg:x="14.71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34" draw:layer="layout" svg:width="0.2cm" svg:height="4.2cm" svg:x="15.1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34" draw:layer="layout" svg:width="0.2cm" svg:height="1cm" svg:x="11.1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34" draw:layer="layout" svg:width="0.2cm" svg:height="1.2cm" svg:x="12.9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34" draw:layer="layout" svg:width="0.2cm" svg:height="1.706cm" draw:transform="rotate (0.785398163397448) translate (11.147cm 8.0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34" draw:layer="layout" svg:width="0.2cm" svg:height="3.33cm" draw:transform="rotate (0.785398163397448) translate (19.452cm 16.3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34" draw:layer="layout" svg:width="2.4cm" svg:height="0.2cm" svg:x="21.9cm" svg:y="1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34" draw:layer="layout" svg:width="0.2cm" svg:height="4.384cm" draw:transform="rotate (0.785398163397448) translate (13.429cm 13.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34" draw:layer="layout" svg:width="0.2cm" svg:height="2.728cm" draw:transform="rotate (0.785398163397448) translate (19.629cm 19.9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34" draw:layer="layout" svg:width="0.2cm" svg:height="1.132cm" draw:transform="rotate (0.785398163397448) translate (15.452cm 12.3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34" draw:layer="layout" svg:width="0.2cm" svg:height="3.2cm" svg:x="24.3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34" draw:layer="layout" svg:width="0.2cm" svg:height="3.2cm" svg:x="24.7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34" draw:layer="layout" svg:width="0.2cm" svg:height="5cm" svg:x="24.3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34" draw:layer="layout" svg:width="0.2cm" svg:height="5cm" svg:x="24.7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34" draw:layer="layout" svg:width="0.2cm" svg:height="1.8cm" svg:x="21.5cm" svg:y="2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34" draw:layer="layout" svg:width="0.199cm" svg:height="7.82cm" draw:transform="rotate (0.785398163397448) translate (6.258cm 12.24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3" draw:text-style-name="P34" draw:layer="layout" svg:width="4.2cm" svg:height="0.2cm" svg:x="6.3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34" draw:layer="layout" svg:width="0.199cm" svg:height="0.753cm" draw:transform="rotate (0.785398163397448) translate (12.262cm 8.64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5" draw:text-style-name="P34" draw:layer="layout" svg:width="0.2cm" svg:height="2cm" svg:x="24.7cm" svg:y="2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34" draw:layer="layout" svg:width="0.2cm" svg:height="2cm" svg:x="24.3cm" svg:y="2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6" draw:text-style-name="P34" draw:layer="layout" svg:width="0.2cm" svg:height="0.2cm" svg:x="24.5cm" svg:y="21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7" draw:text-style-name="P35" draw:layer="layout" svg:x1="24.6cm" svg:y1="21.7cm" svg:x2="24.6cm" svg:y2="19.5cm">
                <text:p/>
              </draw:line>
              <draw:line draw:style-name="gr126" draw:text-style-name="P35" draw:layer="layout" svg:x1="24.6cm" svg:y1="20.9cm" svg:x2="24.6cm" svg:y2="17.3cm">
                <text:p/>
              </draw:line>
              <draw:line draw:style-name="gr127" draw:text-style-name="P35" draw:layer="layout" svg:x1="24.6cm" svg:y1="17.3cm" svg:x2="24.6cm" svg:y2="19.7cm">
                <text:p/>
              </draw:line>
            </draw:g>
          </draw:g>
          <draw:g>
            <draw:g>
              <draw:line draw:style-name="gr147" draw:text-style-name="P35" draw:layer="layout" svg:x1="24.6cm" svg:y1="12.3cm" svg:x2="24.6cm" svg:y2="14.6cm">
                <text:p/>
              </draw:line>
              <draw:line draw:style-name="gr126" draw:text-style-name="P35" draw:layer="layout" svg:x1="24.6cm" svg:y1="13.136cm" svg:x2="24.6cm" svg:y2="16.9cm">
                <text:p/>
              </draw:line>
              <draw:line draw:style-name="gr127" draw:text-style-name="P35" draw:layer="layout" svg:x1="24.6cm" svg:y1="16.899cm" svg:x2="24.6cm" svg:y2="14.39cm">
                <text:p/>
              </draw:line>
            </draw:g>
            <draw:g>
              <draw:line draw:style-name="gr147" draw:text-style-name="P35" draw:layer="layout" svg:x1="24.6cm" svg:y1="12.3cm" svg:x2="24.6cm" svg:y2="10cm">
                <text:p/>
              </draw:line>
              <draw:line draw:style-name="gr126" draw:text-style-name="P35" draw:layer="layout" svg:x1="24.6cm" svg:y1="11.464cm" svg:x2="24.6cm" svg:y2="7.7cm">
                <text:p/>
              </draw:line>
              <draw:line draw:style-name="gr127" draw:text-style-name="P35" draw:layer="layout" svg:x1="24.6cm" svg:y1="7.7cm" svg:x2="24.6cm" svg:y2="10.209cm">
                <text:p/>
              </draw:line>
            </draw:g>
          </draw:g>
          <draw:g>
            <draw:custom-shape draw:style-name="gr146" draw:text-style-name="P34" draw:layer="layout" svg:width="0.2cm" svg:height="0.2cm" draw:transform="rotate (0.785398163397448) translate (12.3cm 9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34" draw:layer="layout" svg:width="0.2cm" svg:height="2.2cm" draw:transform="rotate (0.785398163397448) translate (13.855cm 10.7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7" draw:text-style-name="P35" draw:layer="layout" svg:x1="12.5cm" svg:y1="9.247cm" svg:x2="13.926cm" svg:y2="10.673cm">
                <text:p/>
              </draw:line>
              <draw:line draw:style-name="gr126" draw:text-style-name="P35" draw:layer="layout" svg:x1="13.018cm" svg:y1="9.765cm" svg:x2="15.351cm" svg:y2="12.098cm">
                <text:p/>
              </draw:line>
              <draw:line draw:style-name="gr127" draw:text-style-name="P35" draw:layer="layout" svg:x1="15.352cm" svg:y1="12.099cm" svg:x2="13.796cm" svg:y2="10.543cm">
                <text:p/>
              </draw:line>
            </draw:g>
          </draw:g>
          <draw:g>
            <draw:custom-shape draw:style-name="gr146" draw:text-style-name="P34" draw:layer="layout" svg:width="0.2cm" svg:height="0.2cm" draw:transform="rotate (0.785398163397448) translate (16.3cm 13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34" draw:layer="layout" svg:width="0.2cm" svg:height="2.2cm" draw:transform="rotate (0.785398163397448) translate (17.855cm 14.7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7" draw:text-style-name="P35" draw:layer="layout" svg:x1="16.5cm" svg:y1="13.247cm" svg:x2="17.926cm" svg:y2="14.673cm">
                <text:p/>
              </draw:line>
              <draw:line draw:style-name="gr126" draw:text-style-name="P35" draw:layer="layout" svg:x1="17.018cm" svg:y1="13.765cm" svg:x2="19.351cm" svg:y2="16.098cm">
                <text:p/>
              </draw:line>
              <draw:line draw:style-name="gr127" draw:text-style-name="P35" draw:layer="layout" svg:x1="19.352cm" svg:y1="16.099cm" svg:x2="17.796cm" svg:y2="14.543cm">
                <text:p/>
              </draw:line>
            </draw:g>
          </draw:g>
          <draw:g>
            <draw:custom-shape draw:style-name="gr146" draw:text-style-name="P34" draw:layer="layout" svg:width="0.199cm" svg:height="0.2cm" draw:transform="rotate (0.785398163397448) translate (19.47cm 19.65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8" draw:text-style-name="P34" draw:layer="layout" svg:width="0.199cm" svg:height="2.2cm" draw:transform="rotate (0.785398163397448) translate (16.501cm 16.68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line draw:style-name="gr147" draw:text-style-name="P35" draw:layer="layout" svg:x1="19.552cm" svg:y1="19.752cm" svg:x2="18.126cm" svg:y2="18.326cm">
                <text:p/>
              </draw:line>
              <draw:line draw:style-name="gr126" draw:text-style-name="P35" draw:layer="layout" svg:x1="19.033cm" svg:y1="19.233cm" svg:x2="16.7cm" svg:y2="16.9cm">
                <text:p/>
              </draw:line>
              <draw:line draw:style-name="gr127" draw:text-style-name="P35" draw:layer="layout" svg:x1="16.7cm" svg:y1="16.9cm" svg:x2="18.256cm" svg:y2="18.456cm">
                <text:p/>
              </draw:line>
            </draw:g>
          </draw:g>
          <draw:g>
            <draw:custom-shape draw:style-name="gr146" draw:text-style-name="P34" draw:layer="layout" svg:width="0.2cm" svg:height="0.2cm" draw:transform="rotate (0.785398163397448) translate (10.3cm 10.6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34" draw:layer="layout" svg:width="0.2cm" svg:height="2.2cm" draw:transform="rotate (0.785398163397448) translate (11.855cm 12.1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47" draw:text-style-name="P35" draw:layer="layout" svg:x1="10.5cm" svg:y1="10.7cm" svg:x2="11.926cm" svg:y2="12.126cm">
                <text:p/>
              </draw:line>
              <draw:line draw:style-name="gr126" draw:text-style-name="P35" draw:layer="layout" svg:x1="11.018cm" svg:y1="11.218cm" svg:x2="13.351cm" svg:y2="13.551cm">
                <text:p/>
              </draw:line>
              <draw:line draw:style-name="gr127" draw:text-style-name="P35" draw:layer="layout" svg:x1="13.352cm" svg:y1="13.552cm" svg:x2="11.796cm" svg:y2="11.996cm">
                <text:p/>
              </draw:line>
            </draw:g>
          </draw:g>
        </draw:g>
        <draw:g>
          <draw:g>
            <draw:g>
              <draw:ellipse draw:style-name="gr149" draw:text-style-name="P11" draw:layer="layout" svg:width="4cm" svg:height="4.1cm" draw:transform="rotate (1.5707963267949) translate (18.1cm 23cm)" draw:kind="arc" draw:start-angle="178.2" draw:end-angle="271.88">
                <text:p/>
              </draw:ellipse>
              <draw:line draw:style-name="gr150" draw:text-style-name="P5" draw:layer="layout" svg:x1="22.2cm" svg:y1="18cm" svg:x2="22.2cm" svg:y2="21cm">
                <text:p/>
              </draw:line>
              <draw:ellipse draw:style-name="gr149" draw:text-style-name="P11" draw:layer="layout" svg:width="3.9cm" svg:height="4cm" draw:transform="rotate (1.5707963267949) translate (18.2cm 19.9cm)" draw:kind="arc" draw:start-angle="269.02" draw:end-angle="1.4">
                <text:p/>
              </draw:ellipse>
              <draw:circle draw:style-name="gr106" draw:text-style-name="P11" draw:layer="layout" svg:width="1cm" svg:height="1cm" draw:transform="rotate (-3.14159265358979) translate (10.7cm 19cm)" draw:kind="arc" draw:start-angle="270" draw:end-angle="90">
                <text:p/>
              </draw:circle>
              <draw:line draw:style-name="gr150" draw:text-style-name="P5" draw:layer="layout" svg:x1="10.2cm" svg:y1="19cm" svg:x2="20.2cm" svg:y2="19cm">
                <text:p/>
              </draw:line>
              <draw:circle draw:style-name="gr149" draw:text-style-name="P11" draw:layer="layout" svg:width="1cm" svg:height="1cm" draw:transform="rotate (-3.14159265358979) translate (20.7cm 20cm)" draw:kind="arc" draw:start-angle="90" draw:end-angle="270">
                <text:p/>
              </draw:circle>
              <draw:circle draw:style-name="gr106" draw:text-style-name="P11" draw:layer="layout" svg:width="1cm" svg:height="1cm" draw:transform="rotate (-3.14159265358979) translate (10.7cm 21cm)" draw:kind="arc" draw:start-angle="270" draw:end-angle="90">
                <text:p/>
              </draw:circle>
              <draw:line draw:style-name="gr150" draw:text-style-name="P5" draw:layer="layout" svg:x1="10.2cm" svg:y1="21cm" svg:x2="20.2cm" svg:y2="21cm">
                <text:p/>
              </draw:line>
              <draw:line draw:style-name="gr150" draw:text-style-name="P5" draw:layer="layout" svg:x1="10.2cm" svg:y1="20cm" svg:x2="20.2cm" svg:y2="20cm">
                <text:p/>
              </draw:line>
              <draw:circle draw:style-name="gr149" draw:text-style-name="P11" draw:layer="layout" svg:width="1cm" svg:height="1cm" draw:transform="rotate (-3.14159265358979) translate (20.7cm 22cm)" draw:kind="arc" draw:start-angle="90" draw:end-angle="270">
                <text:p/>
              </draw:circle>
              <draw:circle draw:style-name="gr106" draw:text-style-name="P11" draw:layer="layout" svg:width="1cm" svg:height="1cm" draw:transform="rotate (-3.14159265358979) translate (10.7cm 23cm)" draw:kind="arc" draw:start-angle="270" draw:end-angle="90">
                <text:p/>
              </draw:circle>
              <draw:line draw:style-name="gr150" draw:text-style-name="P5" draw:layer="layout" svg:x1="10.2cm" svg:y1="23cm" svg:x2="20.2cm" svg:y2="23cm">
                <text:p/>
              </draw:line>
              <draw:line draw:style-name="gr150" draw:text-style-name="P5" draw:layer="layout" svg:x1="10.2cm" svg:y1="22cm" svg:x2="20.2cm" svg:y2="22cm">
                <text:p/>
              </draw:line>
              <draw:line draw:style-name="gr150" draw:text-style-name="P5" draw:layer="layout" svg:x1="8.2cm" svg:y1="17cm" svg:x2="20.2cm" svg:y2="17cm">
                <text:p/>
              </draw:line>
              <draw:circle draw:style-name="gr149" draw:text-style-name="P11" draw:layer="layout" svg:width="1cm" svg:height="1cm" draw:transform="rotate (-3.14159265358979) translate (20.7cm 18cm)" draw:kind="arc" draw:start-angle="90" draw:end-angle="270">
                <text:p/>
              </draw:circle>
              <draw:line draw:style-name="gr150" draw:text-style-name="P5" draw:layer="layout" svg:x1="10.2cm" svg:y1="18cm" svg:x2="20.2cm" svg:y2="18cm">
                <text:p/>
              </draw:line>
              <draw:line draw:style-name="gr150" draw:text-style-name="P5" draw:layer="layout" svg:x1="10.2cm" svg:y1="16cm" svg:x2="20.2cm" svg:y2="16cm">
                <text:p/>
              </draw:line>
              <draw:ellipse draw:style-name="gr106" draw:text-style-name="P11" draw:layer="layout" svg:width="3.025cm" svg:height="2.5cm" draw:transform="rotate (-3.14159265358979) translate (9.8cm 17cm)" draw:kind="arc" draw:start-angle="17.46" draw:end-angle="93.05">
                <text:p/>
              </draw:ellipse>
              <draw:ellipse draw:style-name="gr106" draw:text-style-name="P11" draw:layer="layout" svg:width="5.5cm" svg:height="2.008cm" draw:transform="rotate (-3.14159265358979) translate (12.79cm 16.008cm)" draw:kind="arc" draw:start-angle="17.02" draw:end-angle="93.34">
                <text:p/>
              </draw:ellipse>
            </draw:g>
            <draw:g>
              <draw:ellipse draw:style-name="gr149" draw:text-style-name="P11" draw:layer="layout" svg:width="4cm" svg:height="4.1cm" draw:transform="rotate (-3.14159265358979) translate (32cm 11.6cm)" draw:kind="arc" draw:start-angle="178.2" draw:end-angle="271.88">
                <text:p/>
              </draw:ellipse>
              <draw:line draw:style-name="gr150" draw:text-style-name="P5" draw:layer="layout" svg:x1="15.8cm" svg:y1="7.5cm" svg:x2="30cm" svg:y2="7.5cm">
                <text:p/>
              </draw:line>
              <draw:circle draw:style-name="gr106" draw:text-style-name="P11" draw:layer="layout" svg:width="1cm" svg:height="1cm" draw:transform="rotate (-1.5707963267949) translate (28cm 22cm)" draw:kind="arc" draw:start-angle="270" draw:end-angle="90">
                <text:p/>
              </draw:circle>
              <draw:circle draw:style-name="gr149" draw:text-style-name="P11" draw:layer="layout" svg:width="1cm" svg:height="1cm" draw:transform="rotate (-1.5707963267949) translate (29cm 9cm)" draw:kind="arc" draw:start-angle="90" draw:end-angle="270">
                <text:p/>
              </draw:circle>
              <draw:circle draw:style-name="gr106" draw:text-style-name="P11" draw:layer="layout" svg:width="1cm" svg:height="1cm" draw:transform="rotate (-1.5707963267949) translate (30cm 22cm)" draw:kind="arc" draw:start-angle="270" draw:end-angle="90">
                <text:p/>
              </draw:circle>
              <draw:circle draw:style-name="gr149" draw:text-style-name="P11" draw:layer="layout" svg:width="1cm" svg:height="1cm" draw:transform="rotate (-1.5707963267949) translate (31cm 9cm)" draw:kind="arc" draw:start-angle="90" draw:end-angle="270">
                <text:p/>
              </draw:circle>
              <draw:circle draw:style-name="gr106" draw:text-style-name="P11" draw:layer="layout" svg:width="1cm" svg:height="1cm" draw:transform="rotate (-1.5707963267949) translate (32cm 22cm)" draw:kind="arc" draw:start-angle="270" draw:end-angle="90">
                <text:p/>
              </draw:circle>
              <draw:circle draw:style-name="gr149" draw:text-style-name="P11" draw:layer="layout" svg:width="1cm" svg:height="1cm" draw:transform="rotate (-1.5707963267949) translate (27cm 9cm)" draw:kind="arc" draw:start-angle="90" draw:end-angle="270">
                <text:p/>
              </draw:circle>
              <draw:g>
                <draw:line draw:style-name="gr150" draw:text-style-name="P5" draw:layer="layout" svg:x1="28cm" svg:y1="22.5cm" svg:x2="28cm" svg:y2="9.5cm">
                  <text:p/>
                </draw:line>
                <draw:line draw:style-name="gr150" draw:text-style-name="P5" draw:layer="layout" svg:x1="30cm" svg:y1="22.5cm" svg:x2="30cm" svg:y2="9.5cm">
                  <text:p/>
                </draw:line>
                <draw:line draw:style-name="gr150" draw:text-style-name="P5" draw:layer="layout" svg:x1="29cm" svg:y1="22.5cm" svg:x2="29cm" svg:y2="9.5cm">
                  <text:p/>
                </draw:line>
                <draw:line draw:style-name="gr150" draw:text-style-name="P5" draw:layer="layout" svg:x1="32cm" svg:y1="22.5cm" svg:x2="32cm" svg:y2="9.5cm">
                  <text:p/>
                </draw:line>
                <draw:line draw:style-name="gr150" draw:text-style-name="P5" draw:layer="layout" svg:x1="31cm" svg:y1="22.5cm" svg:x2="31cm" svg:y2="9.5cm">
                  <text:p/>
                </draw:line>
                <draw:line draw:style-name="gr150" draw:text-style-name="P5" draw:layer="layout" svg:x1="27cm" svg:y1="22.5cm" svg:x2="27cm" svg:y2="9.5cm">
                  <text:p/>
                </draw:line>
              </draw:g>
              <draw:circle draw:style-name="gr106" draw:text-style-name="P11" draw:layer="layout" svg:width="2.8cm" svg:height="2.8cm" draw:transform="rotate (-1.5707963267949) translate (26cm 20.1cm)" draw:kind="arc" draw:start-angle="270" draw:end-angle="90">
                <text:p/>
              </draw:circle>
              <draw:line draw:style-name="gr150" draw:text-style-name="P5" draw:layer="layout" svg:x1="26cm" svg:y1="21.5cm" svg:x2="26cm" svg:y2="9.5cm">
                <text:p/>
              </draw:line>
              <draw:line draw:style-name="gr150" draw:text-style-name="P5" draw:layer="layout" svg:x1="23.2cm" svg:y1="21.5cm" svg:x2="23.2cm" svg:y2="17cm">
                <text:p/>
              </draw:line>
              <draw:ellipse draw:style-name="gr149" draw:text-style-name="P11" draw:layer="layout" svg:width="3.9cm" svg:height="4cm" draw:transform="rotate (1.5707963267949) translate (19.2cm 18.9cm)" draw:kind="arc" draw:start-angle="269.02" draw:end-angle="1.4">
                <text:p/>
              </draw:ellipse>
              <draw:line draw:style-name="gr150" draw:text-style-name="P5" draw:layer="layout" svg:x1="7.7cm" svg:y1="15cm" svg:x2="21.2cm" svg:y2="15cm">
                <text:p/>
              </draw:line>
              <draw:line draw:style-name="gr150" draw:text-style-name="P5" draw:layer="layout" svg:x1="13.8cm" svg:y1="8.5cm" svg:x2="8.8cm" svg:y2="13.5cm">
                <text:p/>
              </draw:line>
              <draw:ellipse draw:style-name="gr149" draw:text-style-name="P11" draw:layer="layout" svg:width="5.5cm" svg:height="5.4cm" draw:transform="rotate (-3.14159265358979) translate (18.7cm 12.9cm)" draw:kind="arc" draw:start-angle="268.13" draw:end-angle="319.3">
                <text:p/>
              </draw:ellipse>
            </draw:g>
            <draw:g>
              <draw:ellipse draw:style-name="gr149" draw:text-style-name="P11" draw:layer="layout" svg:width="4cm" svg:height="4.1cm" draw:transform="rotate (1.5707963267949) translate (19.1cm 13cm)" draw:kind="arc" draw:start-angle="268.13" draw:end-angle="1.79">
                <text:p/>
              </draw:ellipse>
              <draw:line draw:style-name="gr150" draw:text-style-name="P5" draw:layer="layout" svg:x1="23.2cm" svg:y1="12cm" svg:x2="23.2cm" svg:y2="11cm">
                <text:p/>
              </draw:line>
              <draw:ellipse draw:style-name="gr149" draw:text-style-name="P11" draw:layer="layout" svg:width="3.917cm" svg:height="4cm" draw:transform="rotate (1.5707963267949) translate (19.2cm 14cm)" draw:kind="arc" draw:start-angle="178.6" draw:end-angle="270.97">
                <text:p/>
              </draw:ellipse>
              <draw:line draw:style-name="gr150" draw:text-style-name="P5" draw:layer="layout" svg:x1="11.2cm" svg:y1="13cm" svg:x2="21.2cm" svg:y2="13cm">
                <text:p/>
              </draw:line>
              <draw:circle draw:style-name="gr149" draw:text-style-name="P11" draw:layer="layout" svg:width="1cm" svg:height="1cm" svg:x="20.7cm" svg:y="12cm" draw:kind="arc" draw:start-angle="270" draw:end-angle="90">
                <text:p/>
              </draw:circle>
              <draw:circle draw:style-name="gr106" draw:text-style-name="P11" draw:layer="layout" svg:width="1cm" svg:height="1cm" svg:x="12.7cm" svg:y="11cm" draw:kind="arc" draw:start-angle="90" draw:end-angle="270">
                <text:p/>
              </draw:circle>
              <draw:line draw:style-name="gr150" draw:text-style-name="P5" draw:layer="layout" svg:x1="13.2cm" svg:y1="12cm" svg:x2="21.2cm" svg:y2="12cm">
                <text:p/>
              </draw:line>
              <draw:circle draw:style-name="gr149" draw:text-style-name="P11" draw:layer="layout" svg:width="1cm" svg:height="1cm" svg:x="20.7cm" svg:y="10cm" draw:kind="arc" draw:start-angle="270" draw:end-angle="90">
                <text:p/>
              </draw:circle>
              <draw:circle draw:style-name="gr106" draw:text-style-name="P11" draw:layer="layout" svg:width="1cm" svg:height="1cm" svg:x="14.7cm" svg:y="9cm" draw:kind="arc" draw:start-angle="90" draw:end-angle="270">
                <text:p/>
              </draw:circle>
              <draw:line draw:style-name="gr150" draw:text-style-name="P5" draw:layer="layout" svg:x1="15.2cm" svg:y1="9cm" svg:x2="21.2cm" svg:y2="9cm">
                <text:p/>
              </draw:line>
              <draw:line draw:style-name="gr150" draw:text-style-name="P5" draw:layer="layout" svg:x1="11.2cm" svg:y1="14cm" svg:x2="21.2cm" svg:y2="14cm">
                <text:p/>
              </draw:line>
              <draw:line draw:style-name="gr150" draw:text-style-name="P5" draw:layer="layout" svg:x1="15.2cm" svg:y1="10cm" svg:x2="21.2cm" svg:y2="10cm">
                <text:p/>
              </draw:line>
              <draw:line draw:style-name="gr150" draw:text-style-name="P5" draw:layer="layout" svg:x1="13.2cm" svg:y1="11cm" svg:x2="21.2cm" svg:y2="11cm">
                <text:p/>
              </draw:line>
              <draw:ellipse draw:style-name="gr149" draw:text-style-name="P11" draw:layer="layout" svg:width="5.76cm" svg:height="5.4cm" draw:transform="rotate (-3.14159265358979) translate (13.96cm 18.4cm)" draw:kind="arc" draw:start-angle="268.13" draw:end-angle="319.3">
                <text:p/>
              </draw:ellipse>
              <draw:ellipse draw:style-name="gr149" draw:text-style-name="P11" draw:layer="layout" svg:width="5.5cm" svg:height="2.7cm" draw:transform="rotate (-3.14159265358979) translate (13.86cm 16.7cm)" draw:kind="arc" draw:start-angle="268.13" draw:end-angle="319.3">
                <text:p/>
              </draw:ellipse>
            </draw:g>
          </draw:g>
          <draw:g>
            <draw:line draw:style-name="gr101" draw:text-style-name="P5" draw:layer="layout" svg:x1="29.5cm" svg:y1="20.9cm" svg:x2="29.5cm" svg:y2="9.9cm">
              <text:p/>
            </draw:line>
            <draw:ellipse draw:style-name="gr109" draw:text-style-name="P11" draw:layer="layout" svg:width="3cm" svg:height="3.2cm" draw:transform="rotate (-3.14159265358979) translate (29.5cm 11.4cm)" draw:kind="arc" draw:start-angle="178.2" draw:end-angle="271.88">
              <text:p/>
            </draw:ellipse>
            <draw:line draw:style-name="gr101" draw:text-style-name="P5" draw:layer="layout" svg:x1="15.3cm" svg:y1="8.2cm" svg:x2="28cm" svg:y2="8.2cm">
              <text:p/>
            </draw:line>
            <draw:ellipse draw:style-name="gr109" draw:text-style-name="P11" draw:layer="layout" svg:width="3.051cm" svg:height="3cm" draw:transform="rotate (-3.14159265358979) translate (16.751cm 11.2cm)" draw:kind="arc" draw:start-angle="268.13" draw:end-angle="318.82">
              <text:p/>
            </draw:ellipse>
            <draw:ellipse draw:style-name="gr109" draw:text-style-name="P11" draw:layer="layout" svg:width="3cm" svg:height="3.253cm" svg:x="26.5cm" svg:y="19.247cm" draw:kind="arc" draw:start-angle="268.13" draw:end-angle="1.8">
              <text:p/>
            </draw:ellipse>
            <draw:line draw:style-name="gr101" draw:text-style-name="P5" draw:layer="layout" svg:x1="15.3cm" svg:y1="22.5cm" svg:x2="28cm" svg:y2="22.5cm">
              <text:p/>
            </draw:line>
            <draw:ellipse draw:style-name="gr109" draw:text-style-name="P11" draw:layer="layout" svg:width="3.051cm" svg:height="3cm" svg:x="13.7cm" svg:y="19.5cm" draw:kind="arc" draw:start-angle="221.19" draw:end-angle="271.87">
              <text:p/>
            </draw:ellipse>
            <draw:line draw:style-name="gr101" draw:text-style-name="P5" draw:layer="layout" svg:x1="8.1cm" svg:y1="14.7cm" svg:x2="14.1cm" svg:y2="8.7cm">
              <text:p/>
            </draw:line>
            <draw:line draw:style-name="gr101" draw:text-style-name="P5" draw:layer="layout" svg:x1="8.1cm" svg:y1="16cm" svg:x2="14.1cm" svg:y2="22cm">
              <text:p/>
            </draw:line>
          </draw:g>
          <draw:g>
            <draw:line draw:style-name="gr101" draw:text-style-name="P5" draw:layer="layout" svg:x1="22.1cm" svg:y1="18.493cm" svg:x2="22.1cm" svg:y2="11.57cm">
              <text:p/>
            </draw:line>
            <draw:ellipse draw:style-name="gr109" draw:text-style-name="P11" draw:layer="layout" svg:width="1.879cm" svg:height="2.014cm" draw:transform="rotate (-3.14159265358979) translate (22.1cm 12.514cm)" draw:kind="arc" draw:start-angle="178.2" draw:end-angle="271.88">
              <text:p/>
            </draw:ellipse>
            <draw:line draw:style-name="gr101" draw:text-style-name="P5" draw:layer="layout" svg:x1="13.208cm" svg:y1="10.5cm" svg:x2="21.16cm" svg:y2="10.5cm">
              <text:p/>
            </draw:line>
            <draw:ellipse draw:style-name="gr109" draw:text-style-name="P11" draw:layer="layout" svg:width="1.909cm" svg:height="1.888cm" draw:transform="rotate (-3.14159265358979) translate (14.116cm 12.388cm)" draw:kind="arc" draw:start-angle="268.13" draw:end-angle="318.82">
              <text:p/>
            </draw:ellipse>
            <draw:ellipse draw:style-name="gr109" draw:text-style-name="P11" draw:layer="layout" svg:width="1.879cm" svg:height="2.047cm" svg:x="20.221cm" svg:y="17.453cm" draw:kind="arc" draw:start-angle="268.13" draw:end-angle="1.8">
              <text:p/>
            </draw:ellipse>
            <draw:line draw:style-name="gr101" draw:text-style-name="P5" draw:layer="layout" svg:x1="13.208cm" svg:y1="19.5cm" svg:x2="21.16cm" svg:y2="19.5cm">
              <text:p/>
            </draw:line>
            <draw:ellipse draw:style-name="gr109" draw:text-style-name="P11" draw:layer="layout" svg:width="1.909cm" svg:height="1.888cm" svg:x="12.207cm" svg:y="17.612cm" draw:kind="arc" draw:start-angle="221.19" draw:end-angle="271.87">
              <text:p/>
            </draw:ellipse>
            <draw:line draw:style-name="gr101" draw:text-style-name="P5" draw:layer="layout" svg:x1="8.7cm" svg:y1="14.591cm" svg:x2="12.457cm" svg:y2="10.815cm">
              <text:p/>
            </draw:line>
            <draw:line draw:style-name="gr101" draw:text-style-name="P5" draw:layer="layout" svg:x1="8.7cm" svg:y1="15.409cm" svg:x2="12.457cm" svg:y2="19.185cm">
              <text:p/>
            </draw:line>
          </draw:g>
          <draw:g>
            <draw:ellipse draw:style-name="gr106" draw:text-style-name="P11" draw:layer="layout" svg:width="3.1cm" svg:height="3.9cm" draw:transform="rotate (-3.14159265358979) translate (10.001cm 16.45cm)" draw:kind="arc" draw:start-angle="13.36" draw:end-angle="91.91">
              <text:p/>
            </draw:ellipse>
            <draw:ellipse draw:style-name="gr106" draw:text-style-name="P11" draw:layer="layout" svg:width="1.6cm" svg:height="0.3cm" draw:transform="rotate (-3.14159265358979) translate (9.301cm 14.05cm)" draw:kind="arc" draw:start-angle="13.36" draw:end-angle="91.91">
              <text:p/>
            </draw:ellipse>
            <draw:ellipse draw:style-name="gr107" draw:text-style-name="P11" draw:layer="layout" svg:width="6.3cm" svg:height="1.75cm" draw:transform="rotate (-3.14159265358979) translate (13.101cm 15.551cm)" draw:kind="arc" draw:start-angle="7.59" draw:end-angle="56.81">
              <text:p/>
            </draw:ellipse>
            <draw:ellipse draw:style-name="gr107" draw:text-style-name="P11" draw:layer="layout" svg:width="10.6cm" svg:height="1.05cm" draw:transform="rotate (-3.14159265358979) translate (17.401cm 14.851cm)" draw:kind="arc" draw:start-angle="355.52" draw:end-angle="40.82">
              <text:p/>
            </draw:ellipse>
            <draw:ellipse draw:style-name="gr107" draw:text-style-name="P11" draw:layer="layout" svg:width="1.834cm" svg:height="0.001cm" draw:transform="rotate (-3.14159265358979) translate (10.502cm 11.7cm)" draw:kind="arc" draw:start-angle="8.13" draw:end-angle="162.54">
              <text:p/>
            </draw:ellipse>
            <draw:line draw:style-name="gr101" draw:text-style-name="P5" draw:layer="layout" svg:x1="6.501cm" svg:y1="13.6cm" svg:x2="6.501cm" svg:y2="10.7cm">
              <text:p/>
            </draw:line>
            <draw:line draw:style-name="gr101" draw:text-style-name="P5" draw:layer="layout" svg:x1="6.502cm" svg:y1="17cm" svg:x2="6.502cm" svg:y2="19.9cm">
              <text:p/>
            </draw:line>
          </draw:g>
        </draw:g>
        <draw:g>
          <draw:line draw:style-name="gr11" draw:text-style-name="P5" draw:layer="layout" svg:x1="11.4cm" svg:y1="6cm" svg:x2="11.475cm" svg:y2="7.7cm">
            <text:p/>
          </draw:line>
          <draw:line draw:style-name="gr8" draw:text-style-name="P5" draw:layer="layout" svg:x1="12.1cm" svg:y1="6cm" svg:x2="12.075cm" svg:y2="7.1cm">
            <text:p/>
          </draw:line>
          <draw:line draw:style-name="gr96" draw:text-style-name="P5" draw:layer="layout" svg:x1="12.475cm" svg:y1="7.3cm" svg:x2="13.675cm" svg:y2="7.3cm">
            <text:p/>
          </draw:line>
          <draw:line draw:style-name="gr9" draw:text-style-name="P5" draw:layer="layout" svg:x1="11.5cm" svg:y1="6cm" svg:x2="11.475cm" svg:y2="7.3cm">
            <text:p/>
          </draw:line>
          <draw:line draw:style-name="gr10" draw:text-style-name="P5" draw:layer="layout" svg:x1="11.7cm" svg:y1="6cm" svg:x2="11.675cm" svg:y2="7.5cm">
            <text:p/>
          </draw:line>
          <draw:line draw:style-name="gr96" draw:text-style-name="P5" draw:layer="layout" svg:x1="12.275cm" svg:y1="7.5cm" svg:x2="12.475cm" svg:y2="7.3cm">
            <text:p/>
          </draw:line>
          <draw:line draw:style-name="gr96" draw:text-style-name="P5" draw:layer="layout" svg:x1="13.675cm" svg:y1="7.3cm" svg:x2="13.675cm" svg:y2="7.1cm">
            <text:p/>
          </draw:line>
          <draw:line draw:style-name="gr96" draw:text-style-name="P5" draw:layer="layout" svg:x1="13.275cm" svg:y1="7.3cm" svg:x2="13.275cm" svg:y2="7.1cm">
            <text:p/>
          </draw:line>
          <draw:line draw:style-name="gr89" draw:text-style-name="P5" draw:layer="layout" svg:x1="12.7cm" svg:y1="8.3cm" svg:x2="6.3cm" svg:y2="8.3cm">
            <text:p/>
          </draw:line>
          <draw:line draw:style-name="gr89" draw:text-style-name="P5" draw:layer="layout" svg:x1="12.7cm" svg:y1="7.5cm" svg:x2="12.7cm" svg:y2="8.3cm">
            <text:p/>
          </draw:line>
          <draw:line draw:style-name="gr89" draw:text-style-name="P5" draw:layer="layout" svg:x1="17.5cm" svg:y1="11cm" svg:x2="6.4cm" svg:y2="11cm">
            <text:p/>
          </draw:line>
          <draw:g>
            <draw:ellipse draw:style-name="gr90" draw:text-style-name="P11" draw:layer="layout" svg:width="0.435cm" svg:height="0.4cm" draw:transform="rotate (1.5707963267949) translate (17.3cm 10.537cm)" draw:kind="arc" draw:start-angle="84.73" draw:end-angle="272.89">
              <text:p/>
            </draw:ellipse>
            <draw:line draw:style-name="gr91" draw:text-style-name="P5" draw:layer="layout" svg:x1="17.5cm" svg:y1="10.501cm" svg:x2="17.5cm" svg:y2="11.101cm">
              <text:p/>
            </draw:line>
            <draw:ellipse draw:style-name="gr90" draw:text-style-name="P11" draw:layer="layout" svg:width="0.29cm" svg:height="0.266cm" draw:transform="rotate (1.5707963267949) translate (17.367cm 10.464cm)" draw:kind="arc" draw:start-angle="84.84" draw:end-angle="272.76">
              <text:p/>
            </draw:ellipse>
            <draw:line draw:style-name="gr92" draw:text-style-name="P5" draw:layer="layout" svg:x1="17.3cm" svg:y1="10.609cm" svg:x2="17.7cm" svg:y2="10.609cm">
              <text:p/>
            </draw:line>
            <draw:line draw:style-name="gr92" draw:text-style-name="P5" draw:layer="layout" svg:x1="17.3cm" svg:y1="10.901cm" svg:x2="17.7cm" svg:y2="10.609cm">
              <text:p/>
            </draw:line>
            <draw:line draw:style-name="gr92" draw:text-style-name="P5" draw:layer="layout" svg:x1="17.3cm" svg:y1="10.993cm" svg:x2="17.7cm" svg:y2="10.701cm">
              <text:p/>
            </draw:line>
            <draw:line draw:style-name="gr92" draw:text-style-name="P5" draw:layer="layout" svg:x1="17.3cm" svg:y1="11.101cm" svg:x2="17.7cm" svg:y2="10.809cm">
              <text:p/>
            </draw:line>
          </draw:g>
          <draw:line draw:style-name="gr89" draw:text-style-name="P5" draw:layer="layout" svg:x1="6.3cm" svg:y1="8.3cm" svg:x2="6.3cm" svg:y2="11.8cm">
            <text:p/>
          </draw:line>
          <draw:g>
            <draw:ellipse draw:style-name="gr90" draw:text-style-name="P11" draw:layer="layout" svg:width="0.435cm" svg:height="0.4cm" svg:x="6.863cm" svg:y="11.6cm" draw:kind="arc" draw:start-angle="84.73" draw:end-angle="272.89">
              <text:p/>
            </draw:ellipse>
            <draw:line draw:style-name="gr91" draw:text-style-name="P5" draw:layer="layout" svg:x1="6.899cm" svg:y1="11.8cm" svg:x2="6.299cm" svg:y2="11.8cm">
              <text:p/>
            </draw:line>
            <draw:ellipse draw:style-name="gr90" draw:text-style-name="P11" draw:layer="layout" svg:width="0.29cm" svg:height="0.266cm" svg:x="6.936cm" svg:y="11.667cm" draw:kind="arc" draw:start-angle="84.84" draw:end-angle="272.76">
              <text:p/>
            </draw:ellipse>
            <draw:line draw:style-name="gr92" draw:text-style-name="P5" draw:layer="layout" svg:x1="6.791cm" svg:y1="11.6cm" svg:x2="6.791cm" svg:y2="12cm">
              <text:p/>
            </draw:line>
            <draw:line draw:style-name="gr92" draw:text-style-name="P5" draw:layer="layout" svg:x1="6.499cm" svg:y1="11.6cm" svg:x2="6.791cm" svg:y2="12cm">
              <text:p/>
            </draw:line>
            <draw:line draw:style-name="gr92" draw:text-style-name="P5" draw:layer="layout" svg:x1="6.407cm" svg:y1="11.6cm" svg:x2="6.699cm" svg:y2="12cm">
              <text:p/>
            </draw:line>
            <draw:line draw:style-name="gr92" draw:text-style-name="P5" draw:layer="layout" svg:x1="6.299cm" svg:y1="11.6cm" svg:x2="6.591cm" svg:y2="12cm">
              <text:p/>
            </draw:line>
          </draw:g>
          <draw:line draw:style-name="gr89" draw:text-style-name="P5" draw:layer="layout" svg:x1="6.4cm" svg:y1="8.4cm" svg:x2="6.4cm" svg:y2="11cm">
            <text:p/>
          </draw:line>
          <draw:line draw:style-name="gr89" draw:text-style-name="P5" draw:layer="layout" svg:x1="12.8cm" svg:y1="8.4cm" svg:x2="6.4cm" svg:y2="8.4cm">
            <text:p/>
          </draw:line>
          <draw:line draw:style-name="gr89" draw:text-style-name="P5" draw:layer="layout" svg:x1="12.8cm" svg:y1="7.5cm" svg:x2="12.8cm" svg:y2="8.4cm">
            <text:p/>
          </draw:line>
        </draw:g>
        <draw:frame draw:style-name="gr27" draw:text-style-name="P13" draw:layer="layout" svg:width="0.502cm" svg:height="1.187cm" svg:x="17.4cm" svg:y="10.9cm">
          <draw:text-box>
            <text:p/>
          </draw:text-box>
        </draw:frame>
        <draw:g>
          <draw:frame draw:style-name="gr35" draw:text-style-name="P13" draw:layer="layout" svg:width="0.717cm" svg:height="1.703cm" svg:x="13.7cm" svg:y="26.067cm">
            <draw:text-box>
              <text:p/>
            </draw:text-box>
          </draw:frame>
          <draw:frame draw:style-name="gr37" draw:text-style-name="P13" draw:layer="layout" svg:width="0.502cm" svg:height="1.195cm" svg:x="18.3cm" svg:y="26.5cm">
            <draw:text-box>
              <text:p/>
            </draw:text-box>
          </draw:frame>
          <draw:measure draw:style-name="gr151" draw:text-style-name="P20" draw:layer="layout" svg:x1="33.5cm" svg:y1="24.749cm" svg:x2="33.6cm" svg:y2="5.849cm">
            <text:p text:style-name="P20"><text:span text:style-name="T5"><text:measure text:kind="gap"/></text:span><text:span text:style-name="T5"><text:measure text:kind="value">9.45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152" draw:text-style-name="P20" draw:layer="layout" svg:x1="33.2cm" svg:y1="24.3cm" svg:x2="33.3cm" svg:y2="6.3cm">
            <text:p text:style-name="P20"><text:span text:style-name="T5"><text:measure text:kind="gap"/></text:span><text:span text:style-name="T5"><text:measure text:kind="value">9.0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153" draw:text-style-name="P20" draw:layer="layout" svg:x1="5.701cm" svg:y1="12.2cm" svg:x2="6.701cm" svg:y2="12.2cm">
            <text:p text:style-name="P20"><text:span text:style-name="T5"><text:measure text:kind="gap"/></text:span><text:span text:style-name="T5"><text:measure text:kind="value">5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g>
            <draw:measure draw:style-name="gr113" draw:text-style-name="P19" draw:layer="layout" svg:x1="8.7cm" svg:y1="8.099cm" svg:x2="8.7cm" svg:y2="6.2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8.099cm" svg:x2="8.7cm" svg:y2="9.8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9.899cm" svg:x2="8.7cm" svg:y2="11.6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13.499cm" svg:x2="8.7cm" svg:y2="17.099cm">
              <text:p text:style-name="P19"><text:span text:style-name="T4"><text:measure text:kind="gap"/></text:span><text:span text:style-name="T4"><text:measure text:kind="value">1.8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11.699cm" svg:x2="8.7cm" svg:y2="13.4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3" draw:text-style-name="P19" draw:layer="layout" svg:x1="8.7cm" svg:y1="18.899cm" svg:x2="8.7cm" svg:y2="17.0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18.899cm" svg:x2="8.7cm" svg:y2="20.6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20.699cm" svg:x2="8.7cm" svg:y2="22.4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8.7cm" svg:y1="22.499cm" svg:x2="8.7cm" svg:y2="24.2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</draw:g>
          <draw:g>
            <draw:measure draw:style-name="gr114" draw:text-style-name="P19" draw:layer="layout" svg:x1="30.3cm" svg:y1="23.399cm" svg:x2="30.3cm" svg:y2="21.5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21.599cm" svg:x2="30.3cm" svg:y2="19.7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19.799cm" svg:x2="30.3cm" svg:y2="17.9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16.199cm" svg:x2="30.3cm" svg:y2="12.599cm">
              <text:p text:style-name="P19"><text:span text:style-name="T4"><text:measure text:kind="gap"/></text:span><text:span text:style-name="T4"><text:measure text:kind="value">1.8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17.999cm" svg:x2="30.3cm" svg:y2="16.1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12.599cm" svg:x2="30.3cm" svg:y2="10.7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10.799cm" svg:x2="30.3cm" svg:y2="8.9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4" draw:text-style-name="P19" draw:layer="layout" svg:x1="30.3cm" svg:y1="8.999cm" svg:x2="30.3cm" svg:y2="7.199cm">
              <text:p text:style-name="P19"><text:span text:style-name="T4"><text:measure text:kind="gap"/></text:span><text:span text:style-name="T4"><text:measure text:kind="value">90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5" draw:text-style-name="P19" draw:layer="layout" svg:x1="30.5cm" svg:y1="23.401cm" svg:x2="30.5cm" svg:y2="24.301cm">
              <text:p text:style-name="P19"><text:span text:style-name="T4"><text:measure text:kind="gap"/></text:span><text:span text:style-name="T4"><text:measure text:kind="value">45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  <draw:measure draw:style-name="gr116" draw:text-style-name="P19" draw:layer="layout" svg:x1="30.4cm" svg:y1="7.2cm" svg:x2="30.4cm" svg:y2="6.3cm">
              <text:p text:style-name="P19"><text:span text:style-name="T4"><text:measure text:kind="gap"/></text:span><text:span text:style-name="T4"><text:measure text:kind="value">450</text:measure></text:span><text:span text:style-name="T4"><text:s/></text:span><text:span text:style-name="T4"><text:measure text:kind="unit">mm</text:measure></text:span><text:span text:style-name="T4"><text:measure text:kind="gap"/></text:span></text:p>
            </draw:measure>
          </draw:g>
          <draw:measure draw:style-name="gr154" draw:text-style-name="P20" draw:layer="layout" svg:x1="5.5cm" svg:y1="11.7cm" svg:x2="5.5cm" svg:y2="6.3cm">
            <text:p text:style-name="P20"><text:span text:style-name="T5"><text:measure text:kind="gap"/></text:span><text:span text:style-name="T5"><text:measure text:kind="value">2.7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155" draw:text-style-name="P20" draw:layer="layout" svg:x1="5.5cm" svg:y1="14.1cm" svg:x2="5.5cm" svg:y2="11.7cm">
            <text:p text:style-name="P20"><text:span text:style-name="T5"><text:measure text:kind="gap"/></text:span><text:span text:style-name="T5"><text:measure text:kind="value">1.2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156" draw:text-style-name="P20" draw:layer="layout" svg:x1="5.5cm" svg:y1="24.299cm" svg:x2="5.5cm" svg:y2="22.299cm">
            <text:p text:style-name="P20"><text:span text:style-name="T5"><text:measure text:kind="gap"/></text:span><text:span text:style-name="T5"><text:measure text:kind="value">1.0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157" draw:text-style-name="P20" draw:layer="layout" svg:x1="5.5cm" svg:y1="22.3cm" svg:x2="5.5cm" svg:y2="15.9cm">
            <text:p text:style-name="P20"><text:span text:style-name="T5"><text:measure text:kind="gap"/></text:span><text:span text:style-name="T5"><text:measure text:kind="value">3.2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  <draw:measure draw:style-name="gr158" draw:text-style-name="P20" draw:layer="layout" svg:x1="5.5cm" svg:y1="15.9cm" svg:x2="5.5cm" svg:y2="14.1cm">
            <text:p text:style-name="P20"><text:span text:style-name="T5"><text:measure text:kind="gap"/></text:span><text:span text:style-name="T5"><text:measure text:kind="value">900</text:measure></text:span><text:span text:style-name="T5"><text:s/></text:span><text:span text:style-name="T5"><text:measure text:kind="unit">mm</text:measure></text:span><text:span text:style-name="T5"><text:measure text:kind="gap"/></text:span></text:p>
          </draw:measure>
        </draw:g>
        <draw:custom-shape draw:style-name="gr117" draw:text-style-name="P11" draw:layer="layout" svg:width="0.3cm" svg:height="0.2cm" draw:transform="rotate (-1.5707963267949) translate (1.8cm 11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1" draw:layer="layout" svg:width="0.3cm" svg:height="0.2cm" draw:transform="rotate (-1.5707963267949) translate (1.8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4" draw:text-style-name="P16" draw:layer="layout" svg:width="2cm" svg:height="1.999cm" svg:x="1.5cm" svg:y="4.468cm">
            <text:p text:style-name="P11"><text:span text:style-name="T2">O</text:span><text:span text:style-name="T2"><text:line-break/></text:span><text:span text:style-name="T2">N <text:s text:c="2"/>Z</text:span></text:p>
            <text:p text:style-name="P11"><text:span text:style-name="T2">W</text:span></text:p>
  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36" draw:text-style-name="P17" draw:layer="layout" svg:width="20.503cm" svg:height="1.057cm" svg:x="4.697cm" svg:y="2.943cm">
            <draw:text-box>
              <text:p><text:span text:style-name="T3">Plattegrond buffer3</text:span></text:p>
            </draw:text-box>
          </draw:frame>
          <draw:custom-shape draw:style-name="gr118" draw:text-style-name="P18" draw:layer="layout" svg:width="36cm" svg:height="23cm" svg:x="1.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3" draw:text-style-name="P21" draw:layer="layout" svg:width="10.8cm" svg:height="3.806cm" svg:x="4.5cm" svg:y="25.5cm">
            <draw:text-box>
              <text:p><text:span text:style-name="T6"><text:file-name text:display="name">julianapark-k31-fundament-5</text:file-name></text:span><text:span text:style-name="T6"><text:s text:c="2"/></text:span><text:span text:style-name="T6"><text:date style:data-style-name="D4" text:date-value="2019-08-18">18-08-2019</text:date></text:span></text:p>
              <text:p><text:span text:style-name="T6">Arend Freije</text:span></text:p>
              <text:p><text:span text:style-name="T6">afreije@inn.nl</text:span></text:p>
              <text:p><text:span text:style-name="T6">06-1414321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ff9966" draw:end-color="#6b0094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3DT8H54M16S</meta:editing-duration>
    <meta:editing-cycles>1009</meta:editing-cycles>
    <meta:generator>LibreOffice/6.1.4.2$Linux_X86_64 LibreOffice_project/10$Build-2</meta:generator>
    <dc:date>2019-08-18T18:52:35.257585381</dc:date>
    <meta:document-statistic meta:object-count="554"/>
  </office:meta>
</office:document-meta>
</file>